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699cm"/>
    </style:style>
    <style:style style:family="table-column" style:name="co2">
      <style:table-column-properties fo:break-before="auto" style:column-width="1.0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0.718cm"/>
    </style:style>
    <style:style style:family="table-column" style:name="co6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Noordbrabant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braban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Default" table:number-columns-repeated="14"/>
        <table:table-column table:style-name="co4" table:default-cell-style-name="ce12" table:number-columns-repeated="8"/>
        <table:table-column table:style-name="co3" table:default-cell-style-name="Default" table:number-columns-repeated="2"/>
        <table:table-column table:style-name="co5" table:default-cell-style-name="ce12"/>
        <table:table-column table:style-name="co4" table:default-cell-style-name="ce12"/>
        <table:table-column table:style-name="co5" table:default-cell-style-name="ce12" table:number-columns-repeated="3"/>
        <table:table-column table:style-name="co6" table:default-cell-style-name="ce12"/>
        <table:table-column table:style-name="co3" table:default-cell-style-name="Default" table:number-columns-repeated="992"/>
        <table:table-row table:style-name="ro1">
          <table:table-cell ns41:value-type="string" table:style-name="TL Title" office:value-type="string">
            <text:p>PROVINCIE NOORDBRABANT TWEEDE GEDEELTE INDEELING NAAR DE HUIZING </text:p>
          </table:table-cell>
          <table:table-cell table:style-name="TL Title" table:number-columns-repeated="30"/>
          <table:table-cell table:style-name="TL Title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31"/>
          <table:table-cell table:number-columns-repeated="992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7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39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43"/>
          <table:table-cell ns41:value-type="string" table:number-rows-spanned="8" table:style-name="ce53" table:number-columns-spanned="1" office:value-type="string">
            <text:p>Telling</text:p>
          </table:table-cell>
          <table:table-cell ns41:value-type="string" table:number-rows-spanned="8" table:style-name="ce59" table:number-columns-spanned="1" office:value-type="string">
            <text:p>Tabel</text:p>
          </table:table-cell>
          <table:table-cell ns41:value-type="string" table:number-rows-spanned="8" table:style-name="ce59" table:number-columns-spanned="1" office:value-type="string">
            <text:p>Paginanummer links</text:p>
          </table:table-cell>
          <table:table-cell ns41:value-type="string" table:number-rows-spanned="8" table:style-name="ce64" table:number-columns-spanned="1" office:value-type="string">
            <text:p>Paginanummer rechts</text:p>
          </table:table-cell>
          <table:table-cell ns41:value-type="string" table:number-rows-spanned="8" table:style-name="ce59" table:number-columns-spanned="1" office:value-type="string">
            <text:p>Provincie</text:p>
          </table:table-cell>
          <table:table-cell ns41:value-type="string" table:number-rows-spanned="8" table:style-name="ce69" table:number-columns-spanned="1" office:value-type="string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37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38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37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3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8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 gezinnen behoorende</text:p>
          </table:table-cell>
          <table:covered-table-cell table:style-name="ce37"/>
          <table:table-cell ns41:value-type="string" table:number-rows-spanned="5" table:style-name="TL ColHeader" table:number-columns-spanned="2" office:value-type="string">
            <text:p>Bestuurders, beambten en bedienden afzonderlijk levende.</text:p>
          </table:table-cell>
          <table:covered-table-cell table:style-name="ce37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3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38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table-cell table:number-rows-spanned="2" office:value-type="float" office:value="1" table:style-name="ce5" table:number-columns-spanned="1" ns41:value-type="float">
            <text:p>1</text:p>
          </table:table-cell>
          <table:table-cell table:style-name="ce17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1">
          <table:covered-table-cell table:style-name="ce5"/>
          <table:table-cell table:style-name="ce17"/>
          <table:covered-table-cell table:style-name="ce20"/>
          <table:covered-table-cell table:style-name="ce30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55"/>
          <table:covered-table-cell table:style-name="ce61" table:number-columns-repeated="2"/>
          <table:covered-table-cell table:style-name="ce66"/>
          <table:covered-table-cell table:style-name="ce67"/>
          <table:covered-table-cell table:style-name="ce71"/>
          <table:table-cell table:number-columns-repeated="992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3553" office:value-type="float">
            <text:p>3553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125" office:value-type="float">
            <text:p>3125</text:p>
          </table:table-cell>
          <table:table-cell table:formula="of:=SUM([.E12];[.G12];[.I12];[.K12])" ns41:value-type="float" table:style-name="TL Data" office:value-type="float" office:value="6928">
            <text:p>6928</text:p>
          </table:table-cell>
          <table:table-cell table:formula="of:=SUM([.F12];[.H12];[.J12];[.L12])" ns41:value-type="float" table:style-name="TL Data" office:value-type="float" office:value="8318">
            <text:p>831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8083" office:value-type="float">
            <text:p>8083</text:p>
          </table:table-cell>
          <table:table-cell ns41:value-type="float" table:style-name="TL Data" office:value="9024" office:value-type="float">
            <text:p>902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10_H2</text:p>
          </table:table-cell>
          <table:table-cell ns41:value-type="float" table:style-name="ce56" office:value="54" office:value-type="float">
            <text:p>54</text:p>
          </table:table-cell>
          <table:table-cell ns41:value-type="float" table:style-name="ce56" office:value="55" office:value-type="float">
            <text:p>55</text:p>
          </table:table-cell>
          <table:table-cell ns41:value-type="string" table:style-name="ce56" office:value-type="string">
            <text:p>NB</text:p>
          </table:table-cell>
          <table:table-cell ns41:value-type="string" table:style-name="ce72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 Hertogenbosch</text:p>
          </table:table-cell>
          <table:table-cell/>
          <table:table-cell ns41:value-type="float" table:style-name="TL Data" office:value="3911" office:value-type="float">
            <text:p>3911</text:p>
          </table:table-cell>
          <table:table-cell ns41:value-type="float" table:style-name="TL Data" office:value="4878" office:value-type="float">
            <text:p>4878</text:p>
          </table:table-cell>
          <table:table-cell ns41:value-type="float" table:style-name="TL Data" office:value="4099" office:value-type="float">
            <text:p>4099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5197" office:value-type="float">
            <text:p>5197</text:p>
          </table:table-cell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4689" office:value-type="float">
            <text:p>4689</text:p>
          </table:table-cell>
          <table:table-cell table:formula="of:=SUM([.E13];[.G13];[.I13];[.K13])" ns41:value-type="float" table:style-name="TL Data" office:value-type="float" office:value="10291">
            <text:p>10291</text:p>
          </table:table-cell>
          <table:table-cell table:formula="of:=SUM([.F13];[.H13];[.J13];[.L13])" ns41:value-type="float" table:style-name="TL Data" office:value-type="float" office:value="11756">
            <text:p>1175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1717" office:value-type="float">
            <text:p>11717</text:p>
          </table:table-cell>
          <table:table-cell ns41:value-type="float" table:style-name="TL Data" office:value="12948" office:value-type="float">
            <text:p>129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5676" office:value-type="float">
            <text:p>5676</text:p>
          </table:table-cell>
          <table:table-cell ns41:value-type="float" table:style-name="TL Data" office:value="5438" office:value-type="float">
            <text:p>5438</text:p>
          </table:table-cell>
          <table:table-cell ns41:value-type="float" table:style-name="TL Data" office:value="4800" office:value-type="float">
            <text:p>480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7842" office:value-type="float">
            <text:p>7842</text:p>
          </table:table-cell>
          <table:table-cell ns41:value-type="float" table:style-name="TL Data" office:value="7544" office:value-type="float">
            <text:p>754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5096" office:value-type="float">
            <text:p>5096</text:p>
          </table:table-cell>
          <table:table-cell table:formula="of:=SUM([.E14];[.G14];[.I14];[.K14])" ns41:value-type="float" table:style-name="TL Data" office:value-type="float" office:value="13606">
            <text:p>13606</text:p>
          </table:table-cell>
          <table:table-cell table:formula="of:=SUM([.F14];[.H14];[.J14];[.L14])" ns41:value-type="float" table:style-name="TL Data" office:value-type="float" office:value="13901">
            <text:p>1390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3895" office:value-type="float">
            <text:p>13895</text:p>
          </table:table-cell>
          <table:table-cell ns41:value-type="float" table:style-name="TL Data" office:value="14495" office:value-type="float">
            <text:p>1449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/>
          <table:table-cell table:formula="of:=SUM([.C12:.C14])" ns41:value-type="float" table:style-name="TL Data" office:value-type="float" office:value="12649">
            <text:p>12649</text:p>
          </table:table-cell>
          <table:table-cell table:formula="of:=SUM([.D12:.D14])" ns41:value-type="float" table:style-name="TL Data" office:value-type="float" office:value="13696">
            <text:p>13696</text:p>
          </table:table-cell>
          <table:table-cell table:formula="of:=SUM([.E12:.E14])" ns41:value-type="float" table:style-name="TL Data" office:value-type="float" office:value="11712">
            <text:p>11712</text:p>
          </table:table-cell>
          <table:table-cell table:formula="of:=SUM([.F12:.F14])" ns41:value-type="float" table:style-name="TL Data" office:value-type="float" office:value="1984">
            <text:p>1984</text:p>
          </table:table-cell>
          <table:table-cell table:formula="of:=SUM([.G12:.G14])" ns41:value-type="float" table:style-name="TL Data" office:value-type="float" office:value="16592">
            <text:p>16592</text:p>
          </table:table-cell>
          <table:table-cell table:formula="of:=SUM([.H12:.H14])" ns41:value-type="float" table:style-name="TL Data" office:value-type="float" office:value="16499">
            <text:p>16499</text:p>
          </table:table-cell>
          <table:table-cell table:formula="of:=SUM([.I12:.I14])" ns41:value-type="float" table:style-name="TL Data" office:value-type="float" office:value="447">
            <text:p>447</text:p>
          </table:table-cell>
          <table:table-cell table:formula="of:=SUM([.J12:.J14])" ns41:value-type="float" table:style-name="TL Data" office:value-type="float" office:value="2582">
            <text:p>2582</text:p>
          </table:table-cell>
          <table:table-cell table:formula="of:=SUM([.K12:.K14])" ns41:value-type="float" table:style-name="TL Data" office:value-type="float" office:value="2074">
            <text:p>2074</text:p>
          </table:table-cell>
          <table:table-cell table:formula="of:=SUM([.L12:.L14])" ns41:value-type="float" table:style-name="TL Data" office:value-type="float" office:value="12910">
            <text:p>12910</text:p>
          </table:table-cell>
          <table:table-cell table:formula="of:=SUM([.E15];[.G15];[.I15];[.K15])" ns41:value-type="float" table:style-name="TL Data" office:value-type="float" office:value="30825">
            <text:p>30825</text:p>
          </table:table-cell>
          <table:table-cell table:formula="of:=SUM([.F15];[.H15];[.J15];[.L15])" ns41:value-type="float" table:style-name="TL Data" office:value-type="float" office:value="33975">
            <text:p>33975</text:p>
          </table:table-cell>
          <table:table-cell table:formula="of:=SUM([.O12:.O14])" ns41:value-type="float" table:style-name="TL Data" office:value-type="float" office:value="563">
            <text:p>563</text:p>
          </table:table-cell>
          <table:table-cell table:formula="of:=SUM([.P12:.P14])" ns41:value-type="float" table:style-name="TL Data" office:value-type="float" office:value="709">
            <text:p>709</text:p>
          </table:table-cell>
          <table:table-cell table:formula="of:=SUM([.Q12:.Q14])" ns41:value-type="float" table:style-name="TL Data" office:value-type="float" office:value="203">
            <text:p>203</text:p>
          </table:table-cell>
          <table:table-cell table:formula="of:=SUM([.R12:.R14])" ns41:value-type="float" table:style-name="TL Data" office:value-type="float" office:value="263">
            <text:p>263</text:p>
          </table:table-cell>
          <table:table-cell table:formula="of:=SUM([.S12:.S14])" ns41:value-type="float" table:style-name="TL Data" office:value-type="float" office:value="68">
            <text:p>68</text:p>
          </table:table-cell>
          <table:table-cell table:formula="of:=SUM([.T12:.T14])" ns41:value-type="float" table:style-name="TL Data" office:value-type="float" office:value="59">
            <text:p>59</text:p>
          </table:table-cell>
          <table:table-cell table:formula="of:=SUM([.U12:.U14])" ns41:value-type="float" table:style-name="TL Data" office:value-type="float" office:value="2307">
            <text:p>2307</text:p>
          </table:table-cell>
          <table:table-cell table:formula="of:=SUM([.V12:.V14])" ns41:value-type="float" table:style-name="TL Data" office:value-type="float" office:value="1783">
            <text:p>1783</text:p>
          </table:table-cell>
          <table:table-cell table:formula="of:=SUM([.W12:.W14])" ns41:value-type="float" table:style-name="TL Data" office:value-type="float" office:value="2578">
            <text:p>2578</text:p>
          </table:table-cell>
          <table:table-cell table:formula="of:=SUM([.X12:.X14])" ns41:value-type="float" table:style-name="TL Data" office:value-type="float" office:value="2105">
            <text:p>2105</text:p>
          </table:table-cell>
          <table:table-cell table:formula="of:=SUM([.Y12:.Y14])" ns41:value-type="float" table:style-name="TL Data" office:value-type="float" office:value="33695">
            <text:p>33695</text:p>
          </table:table-cell>
          <table:table-cell table:formula="of:=SUM([.Z12:.Z14])" ns41:value-type="float" table:style-name="TL Data" office:value-type="float" office:value="36467">
            <text:p>364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alst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7" office:value-type="float">
            <text:p>117</text:p>
          </table:table-cell>
          <table:table-cell table:formula="of:=SUM([.E16];[.G16];[.I16];[.K16])" ns41:value-type="float" table:style-name="TL Data" office:value-type="float" office:value="321">
            <text:p>321</text:p>
          </table:table-cell>
          <table:table-cell table:formula="of:=SUM([.F16];[.H16];[.J16];[.L16])" ns41:value-type="float" table:style-name="TL Data" office:value-type="float" office:value="292">
            <text:p>2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94" office:value-type="float">
            <text:p>2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arle-Rixtel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87" office:value-type="float">
            <text:p>287</text:p>
          </table:table-cell>
          <table:table-cell table:formula="of:=SUM([.E17];[.G17];[.I17];[.K17])" ns41:value-type="float" table:style-name="TL Data" office:value-type="float" office:value="739">
            <text:p>739</text:p>
          </table:table-cell>
          <table:table-cell table:formula="of:=SUM([.F17];[.H17];[.J17];[.L17])" ns41:value-type="float" table:style-name="TL Data" office:value-type="float" office:value="708">
            <text:p>70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83" office:value-type="float">
            <text:p>7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em</text:p>
          </table:table-cell>
          <table:table-cell table:style-name="ce14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27" office:value-type="float">
            <text:p>227</text:p>
          </table:table-cell>
          <table:table-cell table:formula="of:=SUM([.E18];[.G18];[.I18];[.K18])" ns41:value-type="float" table:style-name="TL Data" office:value-type="float" office:value="635">
            <text:p>635</text:p>
          </table:table-cell>
          <table:table-cell table:formula="of:=SUM([.F18];[.H18];[.J18];[.L18])" ns41:value-type="float" table:style-name="TL Data" office:value-type="float" office:value="572">
            <text:p>5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82" office:value-type="float">
            <text:p>5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mkerk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46" office:value-type="float">
            <text:p>546</text:p>
          </table:table-cell>
          <table:table-cell table:formula="of:=SUM([.E19];[.G19];[.I19];[.K19])" ns41:value-type="float" table:style-name="TL Data" office:value-type="float" office:value="1454">
            <text:p>1454</text:p>
          </table:table-cell>
          <table:table-cell table:formula="of:=SUM([.F19];[.H19];[.J19];[.L19])" ns41:value-type="float" table:style-name="TL Data" office:value-type="float" office:value="1346">
            <text:p>13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371" office:value-type="float">
            <text:p>13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lphen c.a.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6" office:value-type="float">
            <text:p>296</text:p>
          </table:table-cell>
          <table:table-cell table:formula="of:=SUM([.E20];[.G20];[.I20];[.K20])" ns41:value-type="float" table:style-name="TL Data" office:value-type="float" office:value="914">
            <text:p>914</text:p>
          </table:table-cell>
          <table:table-cell table:formula="of:=SUM([.F20];[.H20];[.J20];[.L20])" ns41:value-type="float" table:style-name="TL Data" office:value-type="float" office:value="810">
            <text:p>8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28" office:value-type="float">
            <text:p>8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ndel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7" office:value-type="float">
            <text:p>167</text:p>
          </table:table-cell>
          <table:table-cell table:formula="of:=SUM([.E21];[.G21];[.I21];[.K21])" ns41:value-type="float" table:style-name="TL Data" office:value-type="float" office:value="408">
            <text:p>408</text:p>
          </table:table-cell>
          <table:table-cell table:formula="of:=SUM([.F21];[.H21];[.J21];[.L21])" ns41:value-type="float" table:style-name="TL Data" office:value-type="float" office:value="406">
            <text:p>4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11" office:value-type="float">
            <text:p>41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96" office:value-type="float">
            <text:p>596</text:p>
          </table:table-cell>
          <table:table-cell table:formula="of:=SUM([.E22];[.G22];[.I22];[.K22])" ns41:value-type="float" table:style-name="TL Data" office:value-type="float" office:value="1675">
            <text:p>1675</text:p>
          </table:table-cell>
          <table:table-cell table:formula="of:=SUM([.F22];[.H22];[.J22];[.L22])" ns41:value-type="float" table:style-name="TL Data" office:value-type="float" office:value="1542">
            <text:p>15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604" office:value-type="float">
            <text:p>16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ardwijk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97" office:value-type="float">
            <text:p>297</text:p>
          </table:table-cell>
          <table:table-cell table:formula="of:=SUM([.E23];[.G23];[.I23];[.K23])" ns41:value-type="float" table:style-name="TL Data" office:value-type="float" office:value="825">
            <text:p>825</text:p>
          </table:table-cell>
          <table:table-cell table:formula="of:=SUM([.F23];[.H23];[.J23];[.L23])" ns41:value-type="float" table:style-name="TL Data" office:value-type="float" office:value="763">
            <text:p>7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69" office:value-type="float">
            <text:p>7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arle-Nassau</text:p>
          </table:table-cell>
          <table:table-cell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E24];[.G24];[.I24];[.K24])" ns41:value-type="float" table:style-name="TL Data" office:value-type="float" office:value="1178">
            <text:p>1178</text:p>
          </table:table-cell>
          <table:table-cell table:formula="of:=SUM([.F24];[.H24];[.J24];[.L24])" ns41:value-type="float" table:style-name="TL Data" office:value-type="float" office:value="1036">
            <text:p>10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043" office:value-type="float">
            <text:p>10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kel en Milheeze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41" office:value-type="float">
            <text:p>341</text:p>
          </table:table-cell>
          <table:table-cell table:formula="of:=SUM([.E25];[.G25];[.I25];[.K25])" ns41:value-type="float" table:style-name="TL Data" office:value-type="float" office:value="930">
            <text:p>930</text:p>
          </table:table-cell>
          <table:table-cell table:formula="of:=SUM([.F25];[.H25];[.J25];[.L25])" ns41:value-type="float" table:style-name="TL Data" office:value-type="float" office:value="870">
            <text:p>8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881" office:value-type="float">
            <text:p>88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ek en Donk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15" office:value-type="float">
            <text:p>315</text:p>
          </table:table-cell>
          <table:table-cell table:formula="of:=SUM([.E26];[.G26];[.I26];[.K26])" ns41:value-type="float" table:style-name="TL Data" office:value-type="float" office:value="741">
            <text:p>741</text:p>
          </table:table-cell>
          <table:table-cell table:formula="of:=SUM([.F26];[.H26];[.J26];[.L26])" ns41:value-type="float" table:style-name="TL Data" office:value-type="float" office:value="718">
            <text:p>7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3" office:value-type="float">
            <text:p>7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E27];[.G27];[.I27];[.K27])" ns41:value-type="float" table:style-name="TL Data" office:value-type="float" office:value="383">
            <text:p>383</text:p>
          </table:table-cell>
          <table:table-cell table:formula="of:=SUM([.F27];[.H27];[.J27];[.L27])" ns41:value-type="float" table:style-name="TL Data" office:value-type="float" office:value="363">
            <text:p>363</text:p>
          </table:table-cell>
          <table:table-cell table:style-name="TL Data" table:number-columns-repeated="8"/>
          <table:table-cell table:style-name="TL Data" table:number-columns-repeated="2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63" office:value-type="float">
            <text:p>3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chem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94" office:value-type="float">
            <text:p>394</text:p>
          </table:table-cell>
          <table:table-cell table:formula="of:=SUM([.E28];[.G28];[.I28];[.K28])" ns41:value-type="float" table:style-name="TL Data" office:value-type="float" office:value="990">
            <text:p>990</text:p>
          </table:table-cell>
          <table:table-cell table:formula="of:=SUM([.F28];[.H28];[.J28];[.L28])" ns41:value-type="float" table:style-name="TL Data" office:value-type="float" office:value="921">
            <text:p>9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34" office:value-type="float">
            <text:p>9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2110" office:value-type="float">
            <text:p>2110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528" office:value-type="float">
            <text:p>2528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78" office:value-type="float">
            <text:p>1978</text:p>
          </table:table-cell>
          <table:table-cell table:formula="of:=SUM([.E29];[.G29];[.I29];[.K29])" ns41:value-type="float" table:style-name="TL Data" office:value-type="float" office:value="4614">
            <text:p>4614</text:p>
          </table:table-cell>
          <table:table-cell table:formula="of:=SUM([.F29];[.H29];[.J29];[.L29])" ns41:value-type="float" table:style-name="TL Data" office:value-type="float" office:value="5050">
            <text:p>505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130" office:value-type="float">
            <text:p>5130</text:p>
          </table:table-cell>
          <table:table-cell ns41:value-type="float" table:style-name="TL Data" office:value="5285" office:value-type="float">
            <text:p>52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geijk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27" office:value-type="float">
            <text:p>327</text:p>
          </table:table-cell>
          <table:table-cell table:formula="of:=SUM([.E30];[.G30];[.I30];[.K30])" ns41:value-type="float" table:style-name="TL Data" office:value-type="float" office:value="879">
            <text:p>879</text:p>
          </table:table-cell>
          <table:table-cell table:formula="of:=SUM([.F30];[.H30];[.J30];[.L30])" ns41:value-type="float" table:style-name="TL Data" office:value-type="float" office:value="849">
            <text:p>8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57" office:value-type="float">
            <text:p>8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kel c.a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E31];[.G31];[.I31];[.K31])" ns41:value-type="float" table:style-name="TL Data" office:value-type="float" office:value="597">
            <text:p>597</text:p>
          </table:table-cell>
          <table:table-cell table:formula="of:=SUM([.F31];[.H31];[.J31];[.L31])" ns41:value-type="float" table:style-name="TL Data" office:value-type="float" office:value="570">
            <text:p>5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72" office:value-type="float">
            <text:p>5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rlicum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83" office:value-type="float">
            <text:p>483</text:p>
          </table:table-cell>
          <table:table-cell table:formula="of:=SUM([.E32];[.G32];[.I32];[.K32])" ns41:value-type="float" table:style-name="TL Data" office:value-type="float" office:value="1236">
            <text:p>1236</text:p>
          </table:table-cell>
          <table:table-cell table:formula="of:=SUM([.F32];[.H32];[.J32];[.L32])" ns41:value-type="float" table:style-name="TL Data" office:value-type="float" office:value="1224">
            <text:p>12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269" office:value-type="float">
            <text:p>12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soijen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72" office:value-type="float">
            <text:p>272</text:p>
          </table:table-cell>
          <table:table-cell table:formula="of:=SUM([.E33];[.G33];[.I33];[.K33])" ns41:value-type="float" table:style-name="TL Data" office:value-type="float" office:value="753">
            <text:p>753</text:p>
          </table:table-cell>
          <table:table-cell table:formula="of:=SUM([.F33];[.H33];[.J33];[.L33])" ns41:value-type="float" table:style-name="TL Data" office:value-type="float" office:value="740">
            <text:p>7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53" office:value-type="float">
            <text:p>7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st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63" office:value-type="float">
            <text:p>363</text:p>
          </table:table-cell>
          <table:table-cell table:formula="of:=SUM([.E34];[.G34];[.I34];[.K34])" ns41:value-type="float" table:style-name="TL Data" office:value-type="float" office:value="1077">
            <text:p>1077</text:p>
          </table:table-cell>
          <table:table-cell table:formula="of:=SUM([.F34];[.H34];[.J34];[.L34])" ns41:value-type="float" table:style-name="TL Data" office:value-type="float" office:value="899">
            <text:p>8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938" office:value-type="float">
            <text:p>9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eugen 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16" office:value-type="float">
            <text:p>316</text:p>
          </table:table-cell>
          <table:table-cell table:formula="of:=SUM([.E35];[.G35];[.I35];[.K35])" ns41:value-type="float" table:style-name="TL Data" office:value-type="float" office:value="756">
            <text:p>756</text:p>
          </table:table-cell>
          <table:table-cell table:formula="of:=SUM([.F35];[.H35];[.J35];[.L35])" ns41:value-type="float" table:style-name="TL Data" office:value-type="float" office:value="757">
            <text:p>7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8" office:value-type="float">
            <text:p>7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ladel c.a.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33" office:value-type="float">
            <text:p>233</text:p>
          </table:table-cell>
          <table:table-cell table:formula="of:=SUM([.E36];[.G36];[.I36];[.K36])" ns41:value-type="float" table:style-name="TL Data" office:value-type="float" office:value="676">
            <text:p>676</text:p>
          </table:table-cell>
          <table:table-cell table:formula="of:=SUM([.F36];[.H36];[.J36];[.L36])" ns41:value-type="float" table:style-name="TL Data" office:value-type="float" office:value="597">
            <text:p>5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09" office:value-type="float">
            <text:p>6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ekel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25" office:value-type="float">
            <text:p>425</text:p>
          </table:table-cell>
          <table:table-cell table:formula="of:=SUM([.E37];[.G37];[.I37];[.K37])" ns41:value-type="float" table:style-name="TL Data" office:value-type="float" office:value="1096">
            <text:p>1096</text:p>
          </table:table-cell>
          <table:table-cell table:formula="of:=SUM([.F37];[.H37];[.J37];[.L37])" ns41:value-type="float" table:style-name="TL Data" office:value-type="float" office:value="987">
            <text:p>98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khoven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38];[.G38];[.I38];[.K38])" ns41:value-type="float" table:style-name="TL Data" office:value-type="float" office:value="131">
            <text:p>131</text:p>
          </table:table-cell>
          <table:table-cell table:formula="of:=SUM([.F38];[.H38];[.J38];[.L38])" ns41:value-type="float" table:style-name="TL Data" office:value-type="float" office:value="114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7" office:value-type="float">
            <text:p>11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rkel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0" office:value-type="float">
            <text:p>100</text:p>
          </table:table-cell>
          <table:table-cell table:formula="of:=SUM([.E39];[.G39];[.I39];[.K39])" ns41:value-type="float" table:style-name="TL Data" office:value-type="float" office:value="273">
            <text:p>273</text:p>
          </table:table-cell>
          <table:table-cell table:formula="of:=SUM([.F39];[.H39];[.J39];[.L39])" ns41:value-type="float" table:style-name="TL Data" office:value-type="float" office:value="266">
            <text:p>2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0" office:value-type="float">
            <text:p>27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xmeer</text:p>
          </table:table-cell>
          <table:table-cell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13" office:value-type="float">
            <text:p>413</text:p>
          </table:table-cell>
          <table:table-cell table:formula="of:=SUM([.E40];[.G40];[.I40];[.K40])" ns41:value-type="float" table:style-name="TL Data" office:value-type="float" office:value="933">
            <text:p>933</text:p>
          </table:table-cell>
          <table:table-cell table:formula="of:=SUM([.F40];[.H40];[.J40];[.L40])" ns41:value-type="float" table:style-name="TL Data" office:value-type="float" office:value="977">
            <text:p>9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104" office:value-type="float">
            <text:p>11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021" office:value-type="float">
            <text:p>1021</text:p>
          </table:table-cell>
          <table:table-cell table:formula="of:=SUM([.E41];[.G41];[.I41];[.K41])" ns41:value-type="float" table:style-name="TL Data" office:value-type="float" office:value="2702">
            <text:p>2702</text:p>
          </table:table-cell>
          <table:table-cell table:formula="of:=SUM([.F41];[.H41];[.J41];[.L41])" ns41:value-type="float" table:style-name="TL Data" office:value-type="float" office:value="2549">
            <text:p>25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771" office:value-type="float">
            <text:p>2771</text:p>
          </table:table-cell>
          <table:table-cell ns41:value-type="float" table:style-name="TL Data" office:value="2688" office:value-type="float">
            <text:p>26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91" office:value-type="float">
            <text:p>391</text:p>
          </table:table-cell>
          <table:table-cell table:formula="of:=SUM([.E42];[.G42];[.I42];[.K42])" ns41:value-type="float" table:style-name="TL Data" office:value-type="float" office:value="1042">
            <text:p>1042</text:p>
          </table:table-cell>
          <table:table-cell table:formula="of:=SUM([.F42];[.H42];[.J42];[.L42])" ns41:value-type="float" table:style-name="TL Data" office:value-type="float" office:value="984">
            <text:p>9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21" office:value-type="float">
            <text:p>10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apelle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47" office:value-type="float">
            <text:p>447</text:p>
          </table:table-cell>
          <table:table-cell table:formula="of:=SUM([.E43];[.G43];[.I43];[.K43])" ns41:value-type="float" table:style-name="TL Data" office:value-type="float" office:value="1130">
            <text:p>1130</text:p>
          </table:table-cell>
          <table:table-cell table:formula="of:=SUM([.F43];[.H43];[.J43];[.L43])" ns41:value-type="float" table:style-name="TL Data" office:value-type="float" office:value="1070">
            <text:p>10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085" office:value-type="float">
            <text:p>10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9" office:value-type="float">
            <text:p>249</text:p>
          </table:table-cell>
          <table:table-cell table:formula="of:=SUM([.E44];[.G44];[.I44];[.K44])" ns41:value-type="float" table:style-name="TL Data" office:value-type="float" office:value="692">
            <text:p>692</text:p>
          </table:table-cell>
          <table:table-cell table:formula="of:=SUM([.F44];[.H44];[.J44];[.L44])" ns41:value-type="float" table:style-name="TL Data" office:value-type="float" office:value="654">
            <text:p>6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65" office:value-type="float">
            <text:p>6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romvoirt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6" office:value-type="float">
            <text:p>96</text:p>
          </table:table-cell>
          <table:table-cell table:formula="of:=SUM([.E45];[.G45];[.I45];[.K45])" ns41:value-type="float" table:style-name="TL Data" office:value-type="float" office:value="231">
            <text:p>231</text:p>
          </table:table-cell>
          <table:table-cell table:formula="of:=SUM([.F45];[.H45];[.J45];[.L45])" ns41:value-type="float" table:style-name="TL Data" office:value-type="float" office:value="222">
            <text:p>22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4" office:value-type="float">
            <text:p>2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uijk 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82" office:value-type="float">
            <text:p>482</text:p>
          </table:table-cell>
          <table:table-cell table:formula="of:=SUM([.E46];[.G46];[.I46];[.K46])" ns41:value-type="float" table:style-name="TL Data" office:value-type="float" office:value="1100">
            <text:p>1100</text:p>
          </table:table-cell>
          <table:table-cell table:formula="of:=SUM([.F46];[.H46];[.J46];[.L46])" ns41:value-type="float" table:style-name="TL Data" office:value-type="float" office:value="1204">
            <text:p>12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232" office:value-type="float">
            <text:p>12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eurne</text:p>
          </table:table-cell>
          <table:table-cell/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927" office:value-type="float">
            <text:p>927</text:p>
          </table:table-cell>
          <table:table-cell table:formula="of:=SUM([.E47];[.G47];[.I47];[.K47])" ns41:value-type="float" table:style-name="TL Data" office:value-type="float" office:value="2540">
            <text:p>2540</text:p>
          </table:table-cell>
          <table:table-cell table:formula="of:=SUM([.F47];[.H47];[.J47];[.L47])" ns41:value-type="float" table:style-name="TL Data" office:value-type="float" office:value="2339">
            <text:p>23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2415" office:value-type="float">
            <text:p>24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eursen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9" office:value-type="float">
            <text:p>79</text:p>
          </table:table-cell>
          <table:table-cell table:formula="of:=SUM([.E48];[.G48];[.I48];[.K48])" ns41:value-type="float" table:style-name="TL Data" office:value-type="float" office:value="211">
            <text:p>211</text:p>
          </table:table-cell>
          <table:table-cell table:formula="of:=SUM([.F48];[.H48];[.J48];[.L48])" ns41:value-type="float" table:style-name="TL Data" office:value-type="float" office:value="201">
            <text:p>2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9" office:value-type="float">
            <text:p>2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ede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49];[.G49];[.I49];[.K49])" ns41:value-type="float" table:style-name="TL Data" office:value-type="float" office:value="289">
            <text:p>289</text:p>
          </table:table-cell>
          <table:table-cell table:formula="of:=SUM([.F49];[.H49];[.J49];[.L49])" ns41:value-type="float" table:style-name="TL Data" office:value-type="float" office:value="246">
            <text:p>24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48" office:value-type="float">
            <text:p>2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81" office:value-type="float">
            <text:p>181</text:p>
          </table:table-cell>
          <table:table-cell table:formula="of:=SUM([.E50];[.G50];[.I50];[.K50])" ns41:value-type="float" table:style-name="TL Data" office:value-type="float" office:value="452">
            <text:p>452</text:p>
          </table:table-cell>
          <table:table-cell table:formula="of:=SUM([.F50];[.H50];[.J50];[.L50])" ns41:value-type="float" table:style-name="TL Data" office:value-type="float" office:value="429">
            <text:p>4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6" office:value-type="float">
            <text:p>4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nteloord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3" office:value-type="float">
            <text:p>513</text:p>
          </table:table-cell>
          <table:table-cell table:formula="of:=SUM([.E51];[.G51];[.I51];[.K51])" ns41:value-type="float" table:style-name="TL Data" office:value-type="float" office:value="1355">
            <text:p>1355</text:p>
          </table:table-cell>
          <table:table-cell table:formula="of:=SUM([.F51];[.H51];[.J51];[.L51])" ns41:value-type="float" table:style-name="TL Data" office:value-type="float" office:value="1410">
            <text:p>141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1429" office:value-type="float">
            <text:p>14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inther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50" office:value-type="float">
            <text:p>350</text:p>
          </table:table-cell>
          <table:table-cell table:formula="of:=SUM([.E52];[.G52];[.I52];[.K52])" ns41:value-type="float" table:style-name="TL Data" office:value-type="float" office:value="830">
            <text:p>830</text:p>
          </table:table-cell>
          <table:table-cell table:formula="of:=SUM([.F52];[.H52];[.J52];[.L52])" ns41:value-type="float" table:style-name="TL Data" office:value-type="float" office:value="776">
            <text:p>7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06" office:value-type="float">
            <text:p>8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mmelen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60" office:value-type="float">
            <text:p>60</text:p>
          </table:table-cell>
          <table:table-cell table:formula="of:=SUM([.E53];[.G53];[.I53];[.K53])" ns41:value-type="float" table:style-name="TL Data" office:value-type="float" office:value="175">
            <text:p>175</text:p>
          </table:table-cell>
          <table:table-cell table:formula="of:=SUM([.F53];[.H53];[.J53];[.L53])" ns41:value-type="float" table:style-name="TL Data" office:value-type="float" office:value="168">
            <text:p>1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1" office:value-type="float">
            <text:p>1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87" office:value-type="float">
            <text:p>787</text:p>
          </table:table-cell>
          <table:table-cell table:formula="of:=SUM([.E54];[.G54];[.I54];[.K54])" ns41:value-type="float" table:style-name="TL Data" office:value-type="float" office:value="2110">
            <text:p>2110</text:p>
          </table:table-cell>
          <table:table-cell table:formula="of:=SUM([.F54];[.H54];[.J54];[.L54])" ns41:value-type="float" table:style-name="TL Data" office:value-type="float" office:value="1984">
            <text:p>19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2109" office:value-type="float">
            <text:p>21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ongel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5" office:value-type="float">
            <text:p>95</text:p>
          </table:table-cell>
          <table:table-cell table:formula="of:=SUM([.E55];[.G55];[.I55];[.K55])" ns41:value-type="float" table:style-name="TL Data" office:value-type="float" office:value="241">
            <text:p>241</text:p>
          </table:table-cell>
          <table:table-cell table:formula="of:=SUM([.F55];[.H55];[.J55];[.L55])" ns41:value-type="float" table:style-name="TL Data" office:value-type="float" office:value="213">
            <text:p>2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9" office:value-type="float">
            <text:p>2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11" office:value-type="float">
            <text:p>511</text:p>
          </table:table-cell>
          <table:table-cell table:formula="of:=SUM([.E56];[.G56];[.I56];[.K56])" ns41:value-type="float" table:style-name="TL Data" office:value-type="float" office:value="1485">
            <text:p>1485</text:p>
          </table:table-cell>
          <table:table-cell table:formula="of:=SUM([.F56];[.H56];[.J56];[.L56])" ns41:value-type="float" table:style-name="TL Data" office:value-type="float" office:value="1315">
            <text:p>13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1332" office:value-type="float">
            <text:p>13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uizel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57];[.G57];[.I57];[.K57])" ns41:value-type="float" table:style-name="TL Data" office:value-type="float" office:value="318">
            <text:p>318</text:p>
          </table:table-cell>
          <table:table-cell table:formula="of:=SUM([.F57];[.H57];[.J57];[.L57])" ns41:value-type="float" table:style-name="TL Data" office:value-type="float" office:value="269">
            <text:p>2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69" office:value-type="float">
            <text:p>2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en Dunge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3" office:value-type="float">
            <text:p>253</text:p>
          </table:table-cell>
          <table:table-cell table:formula="of:=SUM([.E58];[.G58];[.I58];[.K58])" ns41:value-type="float" table:style-name="TL Data" office:value-type="float" office:value="671">
            <text:p>671</text:p>
          </table:table-cell>
          <table:table-cell table:formula="of:=SUM([.F58];[.H58];[.J58];[.L58])" ns41:value-type="float" table:style-name="TL Data" office:value-type="float" office:value="627">
            <text:p>6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50" office:value-type="float">
            <text:p>65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ussen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71" office:value-type="float">
            <text:p>471</text:p>
          </table:table-cell>
          <table:table-cell table:formula="of:=SUM([.E59];[.G59];[.I59];[.K59])" ns41:value-type="float" table:style-name="TL Data" office:value-type="float" office:value="1270">
            <text:p>1270</text:p>
          </table:table-cell>
          <table:table-cell table:formula="of:=SUM([.F59];[.H59];[.J59];[.L59])" ns41:value-type="float" table:style-name="TL Data" office:value-type="float" office:value="1152">
            <text:p>11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208" office:value-type="float">
            <text:p>12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ersel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5" office:value-type="float">
            <text:p>185</text:p>
          </table:table-cell>
          <table:table-cell table:formula="of:=SUM([.E60];[.G60];[.I60];[.K60])" ns41:value-type="float" table:style-name="TL Data" office:value-type="float" office:value="502">
            <text:p>502</text:p>
          </table:table-cell>
          <table:table-cell table:formula="of:=SUM([.F60];[.H60];[.J60];[.L60])" ns41:value-type="float" table:style-name="TL Data" office:value-type="float" office:value="474">
            <text:p>4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79" office:value-type="float">
            <text:p>4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18" office:value-type="float">
            <text:p>718</text:p>
          </table:table-cell>
          <table:table-cell table:formula="of:=SUM([.E61];[.G61];[.I61];[.K61])" ns41:value-type="float" table:style-name="TL Data" office:value-type="float" office:value="1688">
            <text:p>1688</text:p>
          </table:table-cell>
          <table:table-cell table:formula="of:=SUM([.F61];[.H61];[.J61];[.L61])" ns41:value-type="float" table:style-name="TL Data" office:value-type="float" office:value="1959">
            <text:p>19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2046" office:value-type="float">
            <text:p>20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mpel 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8" office:value-type="float">
            <text:p>98</text:p>
          </table:table-cell>
          <table:table-cell table:formula="of:=SUM([.E62];[.G62];[.I62];[.K62])" ns41:value-type="float" table:style-name="TL Data" office:value-type="float" office:value="283">
            <text:p>283</text:p>
          </table:table-cell>
          <table:table-cell table:formula="of:=SUM([.F62];[.H62];[.J62];[.L62])" ns41:value-type="float" table:style-name="TL Data" office:value-type="float" office:value="249">
            <text:p>24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49" office:value-type="float">
            <text:p>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table:formula="of:=SUM([.E63];[.G63];[.I63];[.K63])" ns41:value-type="float" table:style-name="TL Data" office:value-type="float" office:value="179">
            <text:p>179</text:p>
          </table:table-cell>
          <table:table-cell table:formula="of:=SUM([.F63];[.H63];[.J63];[.L63])" ns41:value-type="float" table:style-name="TL Data" office:value-type="float" office:value="188">
            <text:p>1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45" office:value-type="float">
            <text:p>24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53" office:value-type="float">
            <text:p>453</text:p>
          </table:table-cell>
          <table:table-cell table:formula="of:=SUM([.E64];[.G64];[.I64];[.K64])" ns41:value-type="float" table:style-name="TL Data" office:value-type="float" office:value="1148">
            <text:p>1148</text:p>
          </table:table-cell>
          <table:table-cell table:formula="of:=SUM([.F64];[.H64];[.J64];[.L64])" ns41:value-type="float" table:style-name="TL Data" office:value-type="float" office:value="1083">
            <text:p>10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112" office:value-type="float">
            <text:p>11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sch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E65];[.G65];[.I65];[.K65])" ns41:value-type="float" table:style-name="TL Data" office:value-type="float" office:value="224">
            <text:p>224</text:p>
          </table:table-cell>
          <table:table-cell table:formula="of:=SUM([.F65];[.H65];[.J65];[.L65])" ns41:value-type="float" table:style-name="TL Data" office:value-type="float" office:value="241">
            <text:p>2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4" office:value-type="float">
            <text:p>2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scharen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00" office:value-type="float">
            <text:p>200</text:p>
          </table:table-cell>
          <table:table-cell table:formula="of:=SUM([.E66];[.G66];[.I66];[.K66])" ns41:value-type="float" table:style-name="TL Data" office:value-type="float" office:value="526">
            <text:p>526</text:p>
          </table:table-cell>
          <table:table-cell table:formula="of:=SUM([.F66];[.H66];[.J66];[.L66])" ns41:value-type="float" table:style-name="TL Data" office:value-type="float" office:value="502">
            <text:p>5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06" office:value-type="float">
            <text:p>5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tten c.a.</text:p>
          </table:table-cell>
          <table:table-cell/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093" office:value-type="float">
            <text:p>1093</text:p>
          </table:table-cell>
          <table:table-cell table:formula="of:=SUM([.E67];[.G67];[.I67];[.K67])" ns41:value-type="float" table:style-name="TL Data" office:value-type="float" office:value="2829">
            <text:p>2829</text:p>
          </table:table-cell>
          <table:table-cell table:formula="of:=SUM([.F67];[.H67];[.J67];[.L67])" ns41:value-type="float" table:style-name="TL Data" office:value-type="float" office:value="2736">
            <text:p>27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2934" office:value-type="float">
            <text:p>29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ijnaart </text:p>
          </table:table-cell>
          <table:table-cell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13" office:value-type="float">
            <text:p>613</text:p>
          </table:table-cell>
          <table:table-cell table:formula="of:=SUM([.E68];[.G68];[.I68];[.K68])" ns41:value-type="float" table:style-name="TL Data" office:value-type="float" office:value="1547">
            <text:p>1547</text:p>
          </table:table-cell>
          <table:table-cell table:formula="of:=SUM([.F68];[.H68];[.J68];[.L68])" ns41:value-type="float" table:style-name="TL Data" office:value-type="float" office:value="1587">
            <text:p>15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599" office:value-type="float">
            <text:p>15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assel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8" office:value-type="float">
            <text:p>118</text:p>
          </table:table-cell>
          <table:table-cell table:formula="of:=SUM([.E69];[.G69];[.I69];[.K69])" ns41:value-type="float" table:style-name="TL Data" office:value-type="float" office:value="291">
            <text:p>291</text:p>
          </table:table-cell>
          <table:table-cell table:formula="of:=SUM([.F69];[.H69];[.J69];[.L69])" ns41:value-type="float" table:style-name="TL Data" office:value-type="float" office:value="271">
            <text:p>27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2" office:value-type="float">
            <text:p>2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6" office:value-type="float">
            <text:p>346</text:p>
          </table:table-cell>
          <table:table-cell table:formula="of:=SUM([.E70];[.G70];[.I70];[.K70])" ns41:value-type="float" table:style-name="TL Data" office:value-type="float" office:value="795">
            <text:p>795</text:p>
          </table:table-cell>
          <table:table-cell table:formula="of:=SUM([.F70];[.H70];[.J70];[.L70])" ns41:value-type="float" table:style-name="TL Data" office:value-type="float" office:value="881">
            <text:p>8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60" office:value-type="float">
            <text:p>96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4" office:value-type="float">
            <text:p>254</text:p>
          </table:table-cell>
          <table:table-cell table:formula="of:=SUM([.E71];[.G71];[.I71];[.K71])" ns41:value-type="float" table:style-name="TL Data" office:value-type="float" office:value="651">
            <text:p>651</text:p>
          </table:table-cell>
          <table:table-cell table:formula="of:=SUM([.F71];[.H71];[.J71];[.L71])" ns41:value-type="float" table:style-name="TL Data" office:value-type="float" office:value="615">
            <text:p>6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63" office:value-type="float">
            <text:p>6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05" office:value-type="float">
            <text:p>505</text:p>
          </table:table-cell>
          <table:table-cell table:formula="of:=SUM([.E72];[.G72];[.I72];[.K72])" ns41:value-type="float" table:style-name="TL Data" office:value-type="float" office:value="1173">
            <text:p>1173</text:p>
          </table:table-cell>
          <table:table-cell table:formula="of:=SUM([.F72];[.H72];[.J72];[.L72])" ns41:value-type="float" table:style-name="TL Data" office:value-type="float" office:value="1206">
            <text:p>12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255" office:value-type="float">
            <text:p>12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mert</text:p>
          </table:table-cell>
          <table:table-cell/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960" office:value-type="float">
            <text:p>960</text:p>
          </table:table-cell>
          <table:table-cell table:formula="of:=SUM([.E73];[.G73];[.I73];[.K73])" ns41:value-type="float" table:style-name="TL Data" office:value-type="float" office:value="2408">
            <text:p>2408</text:p>
          </table:table-cell>
          <table:table-cell table:formula="of:=SUM([.F73];[.H73];[.J73];[.L73])" ns41:value-type="float" table:style-name="TL Data" office:value-type="float" office:value="2362">
            <text:p>236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472" office:value-type="float">
            <text:p>24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estel en Blaarthem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41" office:value-type="float">
            <text:p>441</text:p>
          </table:table-cell>
          <table:table-cell table:formula="of:=SUM([.E74];[.G74];[.I74];[.K74])" ns41:value-type="float" table:style-name="TL Data" office:value-type="float" office:value="1084">
            <text:p>1084</text:p>
          </table:table-cell>
          <table:table-cell table:formula="of:=SUM([.F74];[.H74];[.J74];[.L74])" ns41:value-type="float" table:style-name="TL Data" office:value-type="float" office:value="1067">
            <text:p>10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75" office:value-type="float">
            <text:p>10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7" office:value-type="float">
            <text:p>77</text:p>
          </table:table-cell>
          <table:table-cell table:formula="of:=SUM([.E75];[.G75];[.I75];[.K75])" ns41:value-type="float" table:style-name="TL Data" office:value-type="float" office:value="237">
            <text:p>237</text:p>
          </table:table-cell>
          <table:table-cell table:formula="of:=SUM([.F75];[.H75];[.J75];[.L75])" ns41:value-type="float" table:style-name="TL Data" office:value-type="float" office:value="213">
            <text:p>2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8" office:value-type="float">
            <text:p>2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ilze c.a.</text:p>
          </table:table-cell>
          <table:table-cell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23" office:value-type="float">
            <text:p>523</text:p>
          </table:table-cell>
          <table:table-cell table:formula="of:=SUM([.E76];[.G76];[.I76];[.K76])" ns41:value-type="float" table:style-name="TL Data" office:value-type="float" office:value="1478">
            <text:p>1478</text:p>
          </table:table-cell>
          <table:table-cell table:formula="of:=SUM([.F76];[.H76];[.J76];[.L76])" ns41:value-type="float" table:style-name="TL Data" office:value-type="float" office:value="1337">
            <text:p>13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71" office:value-type="float">
            <text:p>13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inneken </text:p>
          </table:table-cell>
          <table:table-cell/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83" office:value-type="float">
            <text:p>783</text:p>
          </table:table-cell>
          <table:table-cell table:formula="of:=SUM([.E77];[.G77];[.I77];[.K77])" ns41:value-type="float" table:style-name="TL Data" office:value-type="float" office:value="2092">
            <text:p>2092</text:p>
          </table:table-cell>
          <table:table-cell table:formula="of:=SUM([.F77];[.H77];[.J77];[.L77])" ns41:value-type="float" table:style-name="TL Data" office:value-type="float" office:value="2106">
            <text:p>210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155" office:value-type="float">
            <text:p>21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26" office:value-type="float">
            <text:p>326</text:p>
          </table:table-cell>
          <table:table-cell table:formula="of:=SUM([.E78];[.G78];[.I78];[.K78])" ns41:value-type="float" table:style-name="TL Data" office:value-type="float" office:value="904">
            <text:p>904</text:p>
          </table:table-cell>
          <table:table-cell table:formula="of:=SUM([.F78];[.H78];[.J78];[.L78])" ns41:value-type="float" table:style-name="TL Data" office:value-type="float" office:value="825">
            <text:p>8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38" office:value-type="float">
            <text:p>8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08" office:value-type="float">
            <text:p>508</text:p>
          </table:table-cell>
          <table:table-cell table:formula="of:=SUM([.E79];[.G79];[.I79];[.K79])" ns41:value-type="float" table:style-name="TL Data" office:value-type="float" office:value="1133">
            <text:p>1133</text:p>
          </table:table-cell>
          <table:table-cell table:formula="of:=SUM([.F79];[.H79];[.J79];[.L79])" ns41:value-type="float" table:style-name="TL Data" office:value-type="float" office:value="1269">
            <text:p>12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89" office:value-type="float">
            <text:p>13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 Gravemoer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3" office:value-type="float">
            <text:p>193</text:p>
          </table:table-cell>
          <table:table-cell table:formula="of:=SUM([.E80];[.G80];[.I80];[.K80])" ns41:value-type="float" table:style-name="TL Data" office:value-type="float" office:value="532">
            <text:p>532</text:p>
          </table:table-cell>
          <table:table-cell table:formula="of:=SUM([.F80];[.H80];[.J80];[.L80])" ns41:value-type="float" table:style-name="TL Data" office:value-type="float" office:value="537">
            <text:p>5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39" office:value-type="float">
            <text:p>5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aren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88" office:value-type="float">
            <text:p>288</text:p>
          </table:table-cell>
          <table:table-cell table:formula="of:=SUM([.E81];[.G81];[.I81];[.K81])" ns41:value-type="float" table:style-name="TL Data" office:value-type="float" office:value="708">
            <text:p>708</text:p>
          </table:table-cell>
          <table:table-cell table:formula="of:=SUM([.F81];[.H81];[.J81];[.L81])" ns41:value-type="float" table:style-name="TL Data" office:value-type="float" office:value="673">
            <text:p>6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687" office:value-type="float">
            <text:p>68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43" office:value-type="float">
            <text:p>543</text:p>
          </table:table-cell>
          <table:table-cell table:formula="of:=SUM([.E82];[.G82];[.I82];[.K82])" ns41:value-type="float" table:style-name="TL Data" office:value-type="float" office:value="1439">
            <text:p>1439</text:p>
          </table:table-cell>
          <table:table-cell table:formula="of:=SUM([.F82];[.H82];[.J82];[.L82])" ns41:value-type="float" table:style-name="TL Data" office:value-type="float" office:value="1354">
            <text:p>13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1383" office:value-type="float">
            <text:p>13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ps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2" office:value-type="float">
            <text:p>182</text:p>
          </table:table-cell>
          <table:table-cell table:formula="of:=SUM([.E83];[.G83];[.I83];[.K83])" ns41:value-type="float" table:style-name="TL Data" office:value-type="float" office:value="438">
            <text:p>438</text:p>
          </table:table-cell>
          <table:table-cell table:formula="of:=SUM([.F83];[.H83];[.J83];[.L83])" ns41:value-type="float" table:style-name="TL Data" office:value-type="float" office:value="431">
            <text:p>43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7" office:value-type="float">
            <text:p>4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8" office:value-type="float">
            <text:p>198</text:p>
          </table:table-cell>
          <table:table-cell table:formula="of:=SUM([.E84];[.G84];[.I84];[.K84])" ns41:value-type="float" table:style-name="TL Data" office:value-type="float" office:value="568">
            <text:p>568</text:p>
          </table:table-cell>
          <table:table-cell table:formula="of:=SUM([.F84];[.H84];[.J84];[.L84])" ns41:value-type="float" table:style-name="TL Data" office:value-type="float" office:value="510">
            <text:p>5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18" office:value-type="float">
            <text:p>5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sbeen 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4" office:value-type="float">
            <text:p>224</text:p>
          </table:table-cell>
          <table:table-cell table:formula="of:=SUM([.E85];[.G85];[.I85];[.K85])" ns41:value-type="float" table:style-name="TL Data" office:value-type="float" office:value="527">
            <text:p>527</text:p>
          </table:table-cell>
          <table:table-cell table:formula="of:=SUM([.F85];[.H85];[.J85];[.L85])" ns41:value-type="float" table:style-name="TL Data" office:value-type="float" office:value="443">
            <text:p>4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46" office:value-type="float">
            <text:p>4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10" office:value-type="float">
            <text:p>410</text:p>
          </table:table-cell>
          <table:table-cell table:formula="of:=SUM([.E86];[.G86];[.I86];[.K86])" ns41:value-type="float" table:style-name="TL Data" office:value-type="float" office:value="1127">
            <text:p>1127</text:p>
          </table:table-cell>
          <table:table-cell table:formula="of:=SUM([.F86];[.H86];[.J86];[.L86])" ns41:value-type="float" table:style-name="TL Data" office:value-type="float" office:value="1038">
            <text:p>10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044" office:value-type="float">
            <text:p>10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swijk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E87];[.G87];[.I87];[.K87])" ns41:value-type="float" table:style-name="TL Data" office:value-type="float" office:value="541">
            <text:p>541</text:p>
          </table:table-cell>
          <table:table-cell table:formula="of:=SUM([.F87];[.H87];[.J87];[.L87])" ns41:value-type="float" table:style-name="TL Data" office:value-type="float" office:value="476">
            <text:p>4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84" office:value-type="float">
            <text:p>48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51" office:value-type="float">
            <text:p>351</text:p>
          </table:table-cell>
          <table:table-cell table:formula="of:=SUM([.E88];[.G88];[.I88];[.K88])" ns41:value-type="float" table:style-name="TL Data" office:value-type="float" office:value="925">
            <text:p>925</text:p>
          </table:table-cell>
          <table:table-cell table:formula="of:=SUM([.F88];[.H88];[.J88];[.L88])" ns41:value-type="float" table:style-name="TL Data" office:value-type="float" office:value="848">
            <text:p>84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54" office:value-type="float">
            <text:p>85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449" office:value-type="float">
            <text:p>1449</text:p>
          </table:table-cell>
          <table:table-cell table:formula="of:=SUM([.E89];[.G89];[.I89];[.K89])" ns41:value-type="float" table:style-name="TL Data" office:value-type="float" office:value="3588">
            <text:p>3588</text:p>
          </table:table-cell>
          <table:table-cell table:formula="of:=SUM([.F89];[.H89];[.J89];[.L89])" ns41:value-type="float" table:style-name="TL Data" office:value-type="float" office:value="3628">
            <text:p>36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637" office:value-type="float">
            <text:p>3637</text:p>
          </table:table-cell>
          <table:table-cell ns41:value-type="float" table:style-name="TL Data" office:value="3729" office:value-type="float">
            <text:p>37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8" office:value-type="float">
            <text:p>278</text:p>
          </table:table-cell>
          <table:table-cell table:formula="of:=SUM([.E90];[.G90];[.I90];[.K90])" ns41:value-type="float" table:style-name="TL Data" office:value-type="float" office:value="723">
            <text:p>723</text:p>
          </table:table-cell>
          <table:table-cell table:formula="of:=SUM([.F90];[.H90];[.J90];[.L90])" ns41:value-type="float" table:style-name="TL Data" office:value-type="float" office:value="686">
            <text:p>6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96" office:value-type="float">
            <text:p>6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rpen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56" office:value-type="float">
            <text:p>356</text:p>
          </table:table-cell>
          <table:table-cell table:formula="of:=SUM([.E91];[.G91];[.I91];[.K91])" ns41:value-type="float" table:style-name="TL Data" office:value-type="float" office:value="838">
            <text:p>838</text:p>
          </table:table-cell>
          <table:table-cell table:formula="of:=SUM([.F91];[.H91];[.J91];[.L91])" ns41:value-type="float" table:style-name="TL Data" office:value-type="float" office:value="783">
            <text:p>7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93" office:value-type="float">
            <text:p>79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rpt c.a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table:formula="of:=SUM([.E92];[.G92];[.I92];[.K92])" ns41:value-type="float" table:style-name="TL Data" office:value-type="float" office:value="261">
            <text:p>261</text:p>
          </table:table-cell>
          <table:table-cell table:formula="of:=SUM([.F92];[.H92];[.J92];[.L92])" ns41:value-type="float" table:style-name="TL Data" office:value-type="float" office:value="213">
            <text:p>2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13" office:value-type="float">
            <text:p>2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20" office:value-type="float">
            <text:p>420</text:p>
          </table:table-cell>
          <table:table-cell table:formula="of:=SUM([.E93];[.G93];[.I93];[.K93])" ns41:value-type="float" table:style-name="TL Data" office:value-type="float" office:value="857">
            <text:p>857</text:p>
          </table:table-cell>
          <table:table-cell table:formula="of:=SUM([.F93];[.H93];[.J93];[.L93])" ns41:value-type="float" table:style-name="TL Data" office:value-type="float" office:value="1031">
            <text:p>10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078" office:value-type="float">
            <text:p>10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38" office:value-type="float">
            <text:p>438</text:p>
          </table:table-cell>
          <table:table-cell table:formula="of:=SUM([.E94];[.G94];[.I94];[.K94])" ns41:value-type="float" table:style-name="TL Data" office:value-type="float" office:value="1189">
            <text:p>1189</text:p>
          </table:table-cell>
          <table:table-cell table:formula="of:=SUM([.F94];[.H94];[.J94];[.L94])" ns41:value-type="float" table:style-name="TL Data" office:value-type="float" office:value="1041">
            <text:p>10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067" office:value-type="float">
            <text:p>10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even c.a.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283" office:value-type="float">
            <text:p>1283</text:p>
          </table:table-cell>
          <table:table-cell table:formula="of:=SUM([.F95];[.H95];[.J95];[.L95])" ns41:value-type="float" table:style-name="TL Data" office:value-type="float" office:value="1148">
            <text:p>1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170" office:value-type="float">
            <text:p>117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ogeloon 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E96];[.G96];[.I96];[.K96])" ns41:value-type="float" table:style-name="TL Data" office:value-type="float" office:value="701">
            <text:p>701</text:p>
          </table:table-cell>
          <table:table-cell table:formula="of:=SUM([.F96];[.H96];[.J96];[.L96])" ns41:value-type="float" table:style-name="TL Data" office:value-type="float" office:value="649">
            <text:p>6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51" office:value-type="float">
            <text:p>6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ogemierde 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47" office:value-type="float">
            <text:p>247</text:p>
          </table:table-cell>
          <table:table-cell table:formula="of:=SUM([.E97];[.G97];[.I97];[.K97])" ns41:value-type="float" table:style-name="TL Data" office:value-type="float" office:value="646">
            <text:p>646</text:p>
          </table:table-cell>
          <table:table-cell table:formula="of:=SUM([.F97];[.H97];[.J97];[.L97])" ns41:value-type="float" table:style-name="TL Data" office:value-type="float" office:value="598">
            <text:p>5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03" office:value-type="float">
            <text:p>60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uijbergen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8" office:value-type="float">
            <text:p>88</text:p>
          </table:table-cell>
          <table:table-cell table:formula="of:=SUM([.E98];[.G98];[.I98];[.K98])" ns41:value-type="float" table:style-name="TL Data" office:value-type="float" office:value="260">
            <text:p>260</text:p>
          </table:table-cell>
          <table:table-cell table:formula="of:=SUM([.F98];[.H98];[.J98];[.L98])" ns41:value-type="float" table:style-name="TL Data" office:value-type="float" office:value="243">
            <text:p>2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209" office:value-type="float">
            <text:p>209</text:p>
          </table:table-cell>
          <table:table-cell table:style-name="TL Data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44" office:value-type="float">
            <text:p>2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uisseling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E99];[.G99];[.I99];[.K99])" ns41:value-type="float" table:style-name="TL Data" office:value-type="float" office:value="307">
            <text:p>307</text:p>
          </table:table-cell>
          <table:table-cell table:formula="of:=SUM([.F99];[.H99];[.J99];[.L99])" ns41:value-type="float" table:style-name="TL Data" office:value-type="float" office:value="313">
            <text:p>3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3" office:value-type="float">
            <text:p>3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23" office:value-type="float">
            <text:p>623</text:p>
          </table:table-cell>
          <table:table-cell table:formula="of:=SUM([.E100];[.G100];[.I100];[.K100])" ns41:value-type="float" table:style-name="TL Data" office:value-type="float" office:value="1549">
            <text:p>1549</text:p>
          </table:table-cell>
          <table:table-cell table:formula="of:=SUM([.F100];[.H100];[.J100];[.L100])" ns41:value-type="float" table:style-name="TL Data" office:value-type="float" office:value="1560">
            <text:p>15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1589" office:value-type="float">
            <text:p>15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E101];[.G101];[.I101];[.K101])" ns41:value-type="float" table:style-name="TL Data" office:value-type="float" office:value="701">
            <text:p>701</text:p>
          </table:table-cell>
          <table:table-cell table:formula="of:=SUM([.F101];[.H101];[.J101];[.L101])" ns41:value-type="float" table:style-name="TL Data" office:value-type="float" office:value="649">
            <text:p>6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59" office:value-type="float">
            <text:p>65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empde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E102];[.G102];[.I102];[.K102])" ns41:value-type="float" table:style-name="TL Data" office:value-type="float" office:value="719">
            <text:p>719</text:p>
          </table:table-cell>
          <table:table-cell table:formula="of:=SUM([.F102];[.H102];[.J102];[.L102])" ns41:value-type="float" table:style-name="TL Data" office:value-type="float" office:value="685">
            <text:p>6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01" office:value-type="float">
            <text:p>7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erop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9" office:value-type="float">
            <text:p>169</text:p>
          </table:table-cell>
          <table:table-cell table:formula="of:=SUM([.E103];[.G103];[.I103];[.K103])" ns41:value-type="float" table:style-name="TL Data" office:value-type="float" office:value="470">
            <text:p>470</text:p>
          </table:table-cell>
          <table:table-cell table:formula="of:=SUM([.F103];[.H103];[.J103];[.L103])" ns41:value-type="float" table:style-name="TL Data" office:value-type="float" office:value="418">
            <text:p>41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3" office:value-type="float">
            <text:p>42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25" office:value-type="float">
            <text:p>225</text:p>
          </table:table-cell>
          <table:table-cell table:formula="of:=SUM([.E104];[.G104];[.I104];[.K104])" ns41:value-type="float" table:style-name="TL Data" office:value-type="float" office:value="642">
            <text:p>642</text:p>
          </table:table-cell>
          <table:table-cell table:formula="of:=SUM([.F104];[.H104];[.J104];[.L104])" ns41:value-type="float" table:style-name="TL Data" office:value-type="float" office:value="587">
            <text:p>58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94" office:value-type="float">
            <text:p>5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nden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105];[.G105];[.I105];[.K105])" ns41:value-type="float" table:style-name="TL Data" office:value-type="float" office:value="269">
            <text:p>269</text:p>
          </table:table-cell>
          <table:table-cell table:formula="of:=SUM([.F105];[.H105];[.J105];[.L105])" ns41:value-type="float" table:style-name="TL Data" office:value-type="float" office:value="261">
            <text:p>261</text:p>
          </table:table-cell>
          <table:table-cell table:style-name="TL Data" table:number-columns-repeated="8"/>
          <table:table-cell table:style-name="TL Data" table:number-columns-repeated="2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1" office:value-type="float">
            <text:p>2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57" office:value-type="float">
            <text:p>257</text:p>
          </table:table-cell>
          <table:table-cell table:formula="of:=SUM([.E106];[.G106];[.I106];[.K106])" ns41:value-type="float" table:style-name="TL Data" office:value-type="float" office:value="617">
            <text:p>617</text:p>
          </table:table-cell>
          <table:table-cell table:formula="of:=SUM([.F106];[.H106];[.J106];[.L106])" ns41:value-type="float" table:style-name="TL Data" office:value-type="float" office:value="613">
            <text:p>6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28" office:value-type="float">
            <text:p>6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ithoijen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E107];[.G107];[.I107];[.K107])" ns41:value-type="float" table:style-name="TL Data" office:value-type="float" office:value="342">
            <text:p>342</text:p>
          </table:table-cell>
          <table:table-cell table:formula="of:=SUM([.F107];[.H107];[.J107];[.L107])" ns41:value-type="float" table:style-name="TL Data" office:value-type="float" office:value="320">
            <text:p>3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5" office:value-type="float">
            <text:p>3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oonopzand</text:p>
          </table:table-cell>
          <table:table-cell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339" office:value-type="float">
            <text:p>1339</text:p>
          </table:table-cell>
          <table:table-cell table:formula="of:=SUM([.E108];[.G108];[.I108];[.K108])" ns41:value-type="float" table:style-name="TL Data" office:value-type="float" office:value="3531">
            <text:p>3531</text:p>
          </table:table-cell>
          <table:table-cell table:formula="of:=SUM([.F108];[.H108];[.J108];[.L108])" ns41:value-type="float" table:style-name="TL Data" office:value-type="float" office:value="3171">
            <text:p>31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3213" office:value-type="float">
            <text:p>32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uijksgestel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E109];[.G109];[.I109];[.K109])" ns41:value-type="float" table:style-name="TL Data" office:value-type="float" office:value="419">
            <text:p>419</text:p>
          </table:table-cell>
          <table:table-cell table:formula="of:=SUM([.F109];[.H109];[.J109];[.L109])" ns41:value-type="float" table:style-name="TL Data" office:value-type="float" office:value="403">
            <text:p>4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06" office:value-type="float">
            <text:p>4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arheez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E110];[.G110];[.I110];[.K110])" ns41:value-type="float" table:style-name="TL Data" office:value-type="float" office:value="325">
            <office:annotation draw:style-name="gr1" svg:height="2.032cm" draw:caption-point-y="0.284cm" svg:width="3.994cm" svg:x="26.684cm" draw:caption-point-x="-0.432cm" svg:y="50.578cm" draw:text-style-name="P1">
              <dc:creator>CDM</dc:creator>
              <dc:date>2014-12-12T00:00:00</dc:date>
              <text:p text:style-name="P1"><text:span text:style-name="T1">651, maar vermoedelijk zijn hier de totalen van Maarheeze en Maashees verwisseld.</text:span></text:p>
              <text:p text:style-name="P1"><text:span text:style-name="T1"/></text:p>
            </office:annotation>
            <text:p>325</text:p>
          </table:table-cell>
          <table:table-cell table:formula="of:=SUM([.F110];[.H110];[.J110];[.L110])" ns41:value-type="float" table:style-name="TL Data" office:value-type="float" office:value="298">
            <office:annotation draw:style-name="gr1" svg:height="2.032cm" draw:caption-point-y="0.284cm" svg:width="4.001cm" svg:x="28.458cm" draw:caption-point-x="-0.431cm" svg:y="50.578cm" draw:text-style-name="P1">
              <dc:creator>CDM</dc:creator>
              <dc:date>2014-12-12T00:00:00</dc:date>
              <text:p text:style-name="P1"><text:span text:style-name="T1">590, maar vermoedelijk zijn hier de totalen van Maarheeze en Maashees verwisseld.</text:span></text:p>
              <text:p text:style-name="P1"><text:span text:style-name="T1"/></text:p>
            </office:annotation>
            <text:p>2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96" office:value-type="float">
            <text:p>5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ashees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71" office:value-type="float">
            <text:p>271</text:p>
          </table:table-cell>
          <table:table-cell table:formula="of:=SUM([.E111];[.G111];[.I111];[.K111])" ns41:value-type="float" table:style-name="TL Data" office:value-type="float" office:value="651">
            <office:annotation draw:style-name="gr1" svg:height="2.074cm" draw:caption-point-y="0.284cm" svg:width="3.994cm" svg:x="26.684cm" draw:caption-point-x="-0.432cm" svg:y="51.044cm" draw:text-style-name="P1">
              <dc:creator>CDM</dc:creator>
              <dc:date>2014-12-12T00:00:00</dc:date>
              <text:p text:style-name="P1"><text:span text:style-name="T1">325, maar vermoedelijk zijn hier de totalen van Maarheeze en Maashees verwisseld.</text:span></text:p>
              <text:p text:style-name="P1"><text:span text:style-name="T1"/></text:p>
            </office:annotation>
            <text:p>651</text:p>
          </table:table-cell>
          <table:table-cell table:formula="of:=SUM([.F111];[.H111];[.J111];[.L111])" ns41:value-type="float" table:style-name="TL Data" office:value-type="float" office:value="590">
            <office:annotation draw:style-name="gr1" svg:height="2.497cm" draw:caption-point-y="0.284cm" svg:width="4.001cm" svg:x="28.458cm" draw:caption-point-x="-0.431cm" svg:y="51.044cm" draw:text-style-name="P1">
              <dc:creator>CDM</dc:creator>
              <dc:date>2014-12-12T00:00:00</dc:date>
              <text:p text:style-name="P1"><text:span text:style-name="T1">298, maar vermoedelijk zijn hier de totalen van Maarheeze en Maashees verwisseld.</text:span></text:p>
            </office:annotation>
            <text:p>5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02" office:value-type="float">
            <text:p>30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ade c.a.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3" office:value-type="float">
            <text:p>553</text:p>
          </table:table-cell>
          <table:table-cell table:formula="of:=SUM([.E112];[.G112];[.I112];[.K112])" ns41:value-type="float" table:style-name="TL Data" office:value-type="float" office:value="1579">
            <text:p>1579</text:p>
          </table:table-cell>
          <table:table-cell table:formula="of:=SUM([.F112];[.H112];[.J112];[.L112])" ns41:value-type="float" table:style-name="TL Data" office:value-type="float" office:value="1484">
            <text:p>14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1586" office:value-type="float">
            <text:p>158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eeuwen c.a.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5" office:value-type="float">
            <text:p>155</text:p>
          </table:table-cell>
          <table:table-cell table:formula="of:=SUM([.E113];[.G113];[.I113];[.K113])" ns41:value-type="float" table:style-name="TL Data" office:value-type="float" office:value="387">
            <text:p>387</text:p>
          </table:table-cell>
          <table:table-cell table:formula="of:=SUM([.F113];[.H113];[.J113];[.L113])" ns41:value-type="float" table:style-name="TL Data" office:value-type="float" office:value="350">
            <text:p>3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2" office:value-type="float">
            <text:p>35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egen 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05" office:value-type="float">
            <text:p>305</text:p>
          </table:table-cell>
          <table:table-cell table:formula="of:=SUM([.E114];[.G114];[.I114];[.K114])" ns41:value-type="float" table:style-name="TL Data" office:value-type="float" office:value="848">
            <text:p>848</text:p>
          </table:table-cell>
          <table:table-cell table:formula="of:=SUM([.F114];[.H114];[.J114];[.L114])" ns41:value-type="float" table:style-name="TL Data" office:value-type="float" office:value="772">
            <text:p>7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39" office:value-type="float">
            <text:p>8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Michielsgestel</text:p>
          </table:table-cell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87" office:value-type="float">
            <text:p>587</text:p>
          </table:table-cell>
          <table:table-cell table:formula="of:=SUM([.E115];[.G115];[.I115];[.K115])" ns41:value-type="float" table:style-name="TL Data" office:value-type="float" office:value="1350">
            <text:p>1350</text:p>
          </table:table-cell>
          <table:table-cell table:formula="of:=SUM([.F115];[.H115];[.J115];[.L115])" ns41:value-type="float" table:style-name="TL Data" office:value-type="float" office:value="1392">
            <text:p>139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1527" office:value-type="float">
            <text:p>15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ierlo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95" office:value-type="float">
            <text:p>495</text:p>
          </table:table-cell>
          <table:table-cell table:formula="of:=SUM([.E116];[.G116];[.I116];[.K116])" ns41:value-type="float" table:style-name="TL Data" office:value-type="float" office:value="1254">
            <text:p>1254</text:p>
          </table:table-cell>
          <table:table-cell table:formula="of:=SUM([.F116];[.H116];[.J116];[.L116])" ns41:value-type="float" table:style-name="TL Data" office:value-type="float" office:value="1202">
            <text:p>12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222" office:value-type="float">
            <text:p>122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ill </text:p>
          </table:table-cell>
          <table:table-cell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31" office:value-type="float">
            <text:p>531</text:p>
          </table:table-cell>
          <table:table-cell table:formula="of:=SUM([.E117];[.G117];[.I117];[.K117])" ns41:value-type="float" table:style-name="TL Data" office:value-type="float" office:value="1205">
            <text:p>1205</text:p>
          </table:table-cell>
          <table:table-cell table:formula="of:=SUM([.F117];[.H117];[.J117];[.L117])" ns41:value-type="float" table:style-name="TL Data" office:value-type="float" office:value="1214">
            <text:p>12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246" office:value-type="float">
            <text:p>12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oergestel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38" office:value-type="float">
            <text:p>238</text:p>
          </table:table-cell>
          <table:table-cell table:formula="of:=SUM([.E118];[.G118];[.I118];[.K118])" ns41:value-type="float" table:style-name="TL Data" office:value-type="float" office:value="625">
            <text:p>625</text:p>
          </table:table-cell>
          <table:table-cell table:formula="of:=SUM([.F118];[.H118];[.J118];[.L118])" ns41:value-type="float" table:style-name="TL Data" office:value-type="float" office:value="573">
            <text:p>5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27" office:value-type="float">
            <text:p>6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kuik c.a.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56" office:value-type="float">
            <text:p>256</text:p>
          </table:table-cell>
          <table:table-cell table:formula="of:=SUM([.E119];[.G119];[.I119];[.K119])" ns41:value-type="float" table:style-name="TL Data" office:value-type="float" office:value="767">
            <office:annotation draw:style-name="gr1" svg:height="0.613cm" draw:caption-point-y="0.284cm" svg:width="0.866cm" svg:x="26.684cm" draw:caption-point-x="-0.432cm" svg:y="54.769cm" draw:text-style-name="P1">
              <dc:creator>CDM</dc:creator>
              <dc:date>2014-12-12T00:00:00</dc:date>
              <text:p text:style-name="P1"><text:span text:style-name="T1">667</text:span></text:p>
              <text:p text:style-name="P1"><text:span text:style-name="T1"/></text:p>
            </office:annotation>
            <text:p>767</text:p>
          </table:table-cell>
          <table:table-cell table:formula="of:=SUM([.F119];[.H119];[.J119];[.L119])" ns41:value-type="float" table:style-name="TL Data" office:value-type="float" office:value="640">
            <office:annotation draw:style-name="gr1" svg:height="0.571cm" draw:caption-point-y="0.284cm" svg:width="0.823cm" svg:x="28.458cm" draw:caption-point-x="-0.431cm" svg:y="54.769cm" draw:text-style-name="P1">
              <dc:creator>CDM</dc:creator>
              <dc:date>2014-12-12T00:00:00</dc:date>
              <text:p text:style-name="P1"><text:span text:style-name="T1">642</text:span></text:p>
              <text:p text:style-name="P1"><text:span text:style-name="T1"/></text:p>
            </office:annotation>
            <text:p>6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57" office:value-type="float">
            <text:p>6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vosmeer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5" office:value-type="float">
            <text:p>215</text:p>
          </table:table-cell>
          <table:table-cell table:formula="of:=SUM([.E120];[.G120];[.I120];[.K120])" ns41:value-type="float" table:style-name="TL Data" office:value-type="float" office:value="550">
            <text:p>550</text:p>
          </table:table-cell>
          <table:table-cell table:formula="of:=SUM([.F120];[.H120];[.J120];[.L120])" ns41:value-type="float" table:style-name="TL Data" office:value-type="float" office:value="554">
            <text:p>5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64" office:value-type="float">
            <text:p>5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stelrode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69" office:value-type="float">
            <text:p>469</text:p>
          </table:table-cell>
          <table:table-cell table:formula="of:=SUM([.E121];[.G121];[.I121];[.K121])" ns41:value-type="float" table:style-name="TL Data" office:value-type="float" office:value="1179">
            <text:p>1179</text:p>
          </table:table-cell>
          <table:table-cell table:formula="of:=SUM([.F121];[.H121];[.J121];[.L121])" ns41:value-type="float" table:style-name="TL Data" office:value-type="float" office:value="1088">
            <text:p>10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094" office:value-type="float">
            <text:p>10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uland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88" office:value-type="float">
            <text:p>188</text:p>
          </table:table-cell>
          <table:table-cell table:formula="of:=SUM([.E122];[.G122];[.I122];[.K122])" ns41:value-type="float" table:style-name="TL Data" office:value-type="float" office:value="535">
            <text:p>535</text:p>
          </table:table-cell>
          <table:table-cell table:formula="of:=SUM([.F122];[.H122];[.J122];[.L122])" ns41:value-type="float" table:style-name="TL Data" office:value-type="float" office:value="487">
            <text:p>4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97" office:value-type="float">
            <text:p>49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uenen c.a.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86" office:value-type="float">
            <text:p>486</text:p>
          </table:table-cell>
          <table:table-cell table:formula="of:=SUM([.E123];[.G123];[.I123];[.K123])" ns41:value-type="float" table:style-name="TL Data" office:value-type="float" office:value="1284">
            <office:annotation draw:style-name="gr1" svg:height="0.635cm" draw:caption-point-y="0.284cm" svg:width="1.045cm" svg:x="26.684cm" draw:caption-point-x="-0.432cm" svg:y="56.632cm" draw:text-style-name="P1">
              <dc:creator>CDM</dc:creator>
              <dc:date>2014-12-12T00:00:00</dc:date>
              <text:p text:style-name="P1"><text:span text:style-name="T1">1294</text:span></text:p>
              <text:p text:style-name="P1"><text:span text:style-name="T1"/></text:p>
            </office:annotation>
            <text:p>1284</text:p>
          </table:table-cell>
          <table:table-cell table:formula="of:=SUM([.F123];[.H123];[.J123];[.L123])" ns41:value-type="float" table:style-name="TL Data" office:value-type="float" office:value="1204">
            <text:p>120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1219" office:value-type="float">
            <text:p>12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Oedenrode</text:p>
          </table:table-cell>
          <table:table-cell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929" office:value-type="float">
            <text:p>929</text:p>
          </table:table-cell>
          <table:table-cell table:formula="of:=SUM([.E124];[.G124];[.I124];[.K124])" ns41:value-type="float" table:style-name="TL Data" office:value-type="float" office:value="2237">
            <text:p>2237</text:p>
          </table:table-cell>
          <table:table-cell table:formula="of:=SUM([.F124];[.H124];[.J124];[.L124])" ns41:value-type="float" table:style-name="TL Data" office:value-type="float" office:value="2155">
            <text:p>215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2258" office:value-type="float">
            <text:p>22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effelt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0" office:value-type="float">
            <text:p>210</text:p>
          </table:table-cell>
          <table:table-cell table:formula="of:=SUM([.E125];[.G125];[.I125];[.K125])" ns41:value-type="float" table:style-name="TL Data" office:value-type="float" office:value="495">
            <text:p>495</text:p>
          </table:table-cell>
          <table:table-cell table:formula="of:=SUM([.F125];[.H125];[.J125];[.L125])" ns41:value-type="float" table:style-name="TL Data" office:value-type="float" office:value="496">
            <text:p>4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07" office:value-type="float">
            <text:p>50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erle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4" office:value-type="float">
            <text:p>104</text:p>
          </table:table-cell>
          <table:table-cell table:formula="of:=SUM([.E126];[.G126];[.I126];[.K126])" ns41:value-type="float" table:style-name="TL Data" office:value-type="float" office:value="303">
            <text:p>303</text:p>
          </table:table-cell>
          <table:table-cell table:formula="of:=SUM([.F126];[.H126];[.J126];[.L126])" ns41:value-type="float" table:style-name="TL Data" office:value-type="float" office:value="277">
            <text:p>277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47" office:value-type="float">
            <text:p>34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ijen c.a.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5" office:value-type="float">
            <text:p>145</text:p>
          </table:table-cell>
          <table:table-cell table:formula="of:=SUM([.E127];[.G127];[.I127];[.K127])" ns41:value-type="float" table:style-name="TL Data" office:value-type="float" office:value="392">
            <text:p>392</text:p>
          </table:table-cell>
          <table:table-cell table:formula="of:=SUM([.F127];[.H127];[.J127];[.L127])" ns41:value-type="float" table:style-name="TL Data" office:value-type="float" office:value="393">
            <text:p>3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95" office:value-type="float">
            <text:p>39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34" office:value-type="float">
            <text:p>734</text:p>
          </table:table-cell>
          <table:table-cell table:formula="of:=SUM([.E128];[.G128];[.I128];[.K128])" ns41:value-type="float" table:style-name="TL Data" office:value-type="float" office:value="1922">
            <text:p>1922</text:p>
          </table:table-cell>
          <table:table-cell table:formula="of:=SUM([.F128];[.H128];[.J128];[.L128])" ns41:value-type="float" table:style-name="TL Data" office:value-type="float" office:value="1789">
            <text:p>17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1958" office:value-type="float">
            <text:p>19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isterwijk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84" office:value-type="float">
            <text:p>484</text:p>
          </table:table-cell>
          <table:table-cell table:formula="of:=SUM([.E129];[.G129];[.I129];[.K129])" ns41:value-type="float" table:style-name="TL Data" office:value-type="float" office:value="1343">
            <text:p>1343</text:p>
          </table:table-cell>
          <table:table-cell table:formula="of:=SUM([.F129];[.H129];[.J129];[.L129])" ns41:value-type="float" table:style-name="TL Data" office:value-type="float" office:value="1334">
            <text:p>13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410" office:value-type="float">
            <text:p>141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elbeers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E130];[.G130];[.I130];[.K130])" ns41:value-type="float" table:style-name="TL Data" office:value-type="float" office:value="515">
            <text:p>515</text:p>
          </table:table-cell>
          <table:table-cell table:formula="of:=SUM([.F130];[.H130];[.J130];[.L130])" ns41:value-type="float" table:style-name="TL Data" office:value-type="float" office:value="438">
            <text:p>4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51" office:value-type="float">
            <text:p>4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1879" office:value-type="float">
            <text:p>1879</text:p>
          </table:table-cell>
          <table:table-cell ns41:value-type="float" table:style-name="TL Data" office:value="1992" office:value-type="float">
            <text:p>1992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535" office:value-type="float">
            <text:p>2535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891" office:value-type="float">
            <text:p>1891</text:p>
          </table:table-cell>
          <table:table-cell table:formula="of:=SUM([.E131];[.G131];[.I131];[.K131])" ns41:value-type="float" table:style-name="TL Data" office:value-type="float" office:value="4804">
            <text:p>4804</text:p>
          </table:table-cell>
          <table:table-cell table:formula="of:=SUM([.F131];[.H131];[.J131];[.L131])" ns41:value-type="float" table:style-name="TL Data" office:value-type="float" office:value="4752">
            <text:p>475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911" office:value-type="float">
            <text:p>4911</text:p>
          </table:table-cell>
          <table:table-cell ns41:value-type="float" table:style-name="TL Data" office:value="4942" office:value-type="float">
            <text:p>494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ploo c.a.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2" office:value-type="float">
            <text:p>362</text:p>
          </table:table-cell>
          <table:table-cell table:formula="of:=SUM([.E132];[.G132];[.I132];[.K132])" ns41:value-type="float" table:style-name="TL Data" office:value-type="float" office:value="840">
            <text:p>840</text:p>
          </table:table-cell>
          <table:table-cell table:formula="of:=SUM([.F132];[.H132];[.J132];[.L132])" ns41:value-type="float" table:style-name="TL Data" office:value-type="float" office:value="855">
            <text:p>8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66" office:value-type="float">
            <text:p>86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16" office:value-type="float">
            <text:p>1016</text:p>
          </table:table-cell>
          <table:table-cell table:formula="of:=SUM([.E133];[.G133];[.I133];[.K133])" ns41:value-type="float" table:style-name="TL Data" office:value-type="float" office:value="2438">
            <text:p>2438</text:p>
          </table:table-cell>
          <table:table-cell table:formula="of:=SUM([.F133];[.H133];[.J133];[.L133])" ns41:value-type="float" table:style-name="TL Data" office:value-type="float" office:value="2387">
            <text:p>23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2492" office:value-type="float">
            <text:p>24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00" office:value-type="float">
            <text:p>400</text:p>
          </table:table-cell>
          <table:table-cell table:formula="of:=SUM([.E134];[.G134];[.I134];[.K134])" ns41:value-type="float" table:style-name="TL Data" office:value-type="float" office:value="1069">
            <text:p>1069</text:p>
          </table:table-cell>
          <table:table-cell table:formula="of:=SUM([.F134];[.H134];[.J134];[.L134])" ns41:value-type="float" table:style-name="TL Data" office:value-type="float" office:value="1061">
            <text:p>10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075" office:value-type="float">
            <text:p>10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- en Nieuw Gastel</text:p>
          </table:table-cell>
          <table:table-cell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17" office:value-type="float">
            <text:p>717</text:p>
          </table:table-cell>
          <table:table-cell table:formula="of:=SUM([.E135];[.G135];[.I135];[.K135])" ns41:value-type="float" table:style-name="TL Data" office:value-type="float" office:value="1877">
            <text:p>1877</text:p>
          </table:table-cell>
          <table:table-cell table:formula="of:=SUM([.F135];[.H135];[.J135];[.L135])" ns41:value-type="float" table:style-name="TL Data" office:value-type="float" office:value="1872">
            <text:p>18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931" office:value-type="float">
            <text:p>19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43" office:value-type="float">
            <text:p>643</text:p>
          </table:table-cell>
          <table:table-cell table:formula="of:=SUM([.E136];[.G136];[.I136];[.K136])" ns41:value-type="float" table:style-name="TL Data" office:value-type="float" office:value="1689">
            <text:p>1689</text:p>
          </table:table-cell>
          <table:table-cell table:formula="of:=SUM([.F136];[.H136];[.J136];[.L136])" ns41:value-type="float" table:style-name="TL Data" office:value-type="float" office:value="1708">
            <text:p>17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1890" office:value-type="float">
            <text:p>189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heusden c.a.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5" office:value-type="float">
            <text:p>155</text:p>
          </table:table-cell>
          <table:table-cell table:formula="of:=SUM([.E137];[.G137];[.I137];[.K137])" ns41:value-type="float" table:style-name="TL Data" office:value-type="float" office:value="452">
            <text:p>452</text:p>
          </table:table-cell>
          <table:table-cell table:formula="of:=SUM([.F137];[.H137];[.J137];[.L137])" ns41:value-type="float" table:style-name="TL Data" office:value-type="float" office:value="429">
            <text:p>4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34" office:value-type="float">
            <text:p>4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rincenhage</text:p>
          </table:table-cell>
          <table:table-cell/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28" office:value-type="float">
            <text:p>1228</text:p>
          </table:table-cell>
          <table:table-cell table:formula="of:=SUM([.E138];[.G138];[.I138];[.K138])" ns41:value-type="float" table:style-name="TL Data" office:value-type="float" office:value="3237">
            <text:p>3237</text:p>
          </table:table-cell>
          <table:table-cell table:formula="of:=SUM([.F138];[.H138];[.J138];[.L138])" ns41:value-type="float" table:style-name="TL Data" office:value-type="float" office:value="3072">
            <text:p>30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3155" office:value-type="float">
            <text:p>31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utte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4" office:value-type="float">
            <text:p>184</text:p>
          </table:table-cell>
          <table:table-cell table:formula="of:=SUM([.E139];[.G139];[.I139];[.K139])" ns41:value-type="float" table:style-name="TL Data" office:value-type="float" office:value="566">
            <text:p>566</text:p>
          </table:table-cell>
          <table:table-cell table:formula="of:=SUM([.F139];[.H139];[.J139];[.L139])" ns41:value-type="float" table:style-name="TL Data" office:value-type="float" office:value="528">
            <text:p>5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30" office:value-type="float">
            <text:p>53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46" office:value-type="float">
            <text:p>846</text:p>
          </table:table-cell>
          <table:table-cell table:formula="of:=SUM([.E140];[.G140];[.I140];[.K140])" ns41:value-type="float" table:style-name="TL Data" office:value-type="float" office:value="2188">
            <text:p>2188</text:p>
          </table:table-cell>
          <table:table-cell table:formula="of:=SUM([.F140];[.H140];[.J140];[.L140])" ns41:value-type="float" table:style-name="TL Data" office:value-type="float" office:value="2113">
            <text:p>21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2157" office:value-type="float">
            <text:p>21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avenstein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0" office:value-type="float">
            <text:p>180</text:p>
          </table:table-cell>
          <table:table-cell table:formula="of:=SUM([.E141];[.G141];[.I141];[.K141])" ns41:value-type="float" table:style-name="TL Data" office:value-type="float" office:value="417">
            <text:p>417</text:p>
          </table:table-cell>
          <table:table-cell table:formula="of:=SUM([.F141];[.H141];[.J141];[.L141])" ns41:value-type="float" table:style-name="TL Data" office:value-type="float" office:value="443">
            <text:p>4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83" office:value-type="float">
            <text:p>4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eek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E142];[.G142];[.I142];[.K142])" ns41:value-type="float" table:style-name="TL Data" office:value-type="float" office:value="458">
            <text:p>458</text:p>
          </table:table-cell>
          <table:table-cell table:formula="of:=SUM([.F142];[.H142];[.J142];[.L142])" ns41:value-type="float" table:style-name="TL Data" office:value-type="float" office:value="407">
            <text:p>4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22" office:value-type="float">
            <text:p>42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2" office:value-type="float">
            <text:p>182</text:p>
          </table:table-cell>
          <table:table-cell table:formula="of:=SUM([.E143];[.G143];[.I143];[.K143])" ns41:value-type="float" table:style-name="TL Data" office:value-type="float" office:value="523">
            <text:p>523</text:p>
          </table:table-cell>
          <table:table-cell table:formula="of:=SUM([.F143];[.H143];[.J143];[.L143])" ns41:value-type="float" table:style-name="TL Data" office:value-type="float" office:value="459">
            <text:p>4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78" office:value-type="float">
            <text:p>4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ethov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E144];[.G144];[.I144];[.K144])" ns41:value-type="float" table:style-name="TL Data" office:value-type="float" office:value="322">
            <text:p>322</text:p>
          </table:table-cell>
          <table:table-cell table:formula="of:=SUM([.F144];[.H144];[.J144];[.L144])" ns41:value-type="float" table:style-name="TL Data" office:value-type="float" office:value="297">
            <text:p>2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0" office:value-type="float">
            <text:p>30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sendaal </text:p>
          </table:table-cell>
          <table:table-cell/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45" office:value-type="float">
            <text:p>1545</text:p>
          </table:table-cell>
          <table:table-cell table:formula="of:=SUM([.E145];[.G145];[.I145];[.K145])" ns41:value-type="float" table:style-name="TL Data" office:value-type="float" office:value="4066">
            <text:p>4066</text:p>
          </table:table-cell>
          <table:table-cell table:formula="of:=SUM([.F145];[.H145];[.J145];[.L145])" ns41:value-type="float" table:style-name="TL Data" office:value-type="float" office:value="4092">
            <text:p>409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276" office:value-type="float">
            <text:p>4276</text:p>
          </table:table-cell>
          <table:table-cell ns41:value-type="float" table:style-name="TL Data" office:value="4540" office:value-type="float">
            <text:p>454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47" office:value-type="float">
            <text:p>447</text:p>
          </table:table-cell>
          <table:table-cell table:formula="of:=SUM([.E146];[.G146];[.I146];[.K146])" ns41:value-type="float" table:style-name="TL Data" office:value-type="float" office:value="1227">
            <text:p>1227</text:p>
          </table:table-cell>
          <table:table-cell table:formula="of:=SUM([.F146];[.H146];[.J146];[.L146])" ns41:value-type="float" table:style-name="TL Data" office:value-type="float" office:value="1168">
            <text:p>11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483" office:value-type="float">
            <text:p>14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ucphen c.a.</text:p>
          </table:table-cell>
          <table:table-cell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71" office:value-type="float">
            <text:p>771</text:p>
          </table:table-cell>
          <table:table-cell table:formula="of:=SUM([.E147];[.G147];[.I147];[.K147])" ns41:value-type="float" table:style-name="TL Data" office:value-type="float" office:value="2111">
            <text:p>2111</text:p>
          </table:table-cell>
          <table:table-cell table:formula="of:=SUM([.F147];[.H147];[.J147];[.L147])" ns41:value-type="float" table:style-name="TL Data" office:value-type="float" office:value="2001">
            <text:p>2001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2019" office:value-type="float">
            <text:p>20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jsbergen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E148];[.G148];[.I148];[.K148])" ns41:value-type="float" table:style-name="TL Data" office:value-type="float" office:value="725">
            <text:p>725</text:p>
          </table:table-cell>
          <table:table-cell table:formula="of:=SUM([.F148];[.H148];[.J148];[.L148])" ns41:value-type="float" table:style-name="TL Data" office:value-type="float" office:value="737">
            <text:p>7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48" office:value-type="float">
            <text:p>7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0" office:value-type="float">
            <text:p>90</text:p>
          </table:table-cell>
          <table:table-cell table:formula="of:=SUM([.E149];[.G149];[.I149];[.K149])" ns41:value-type="float" table:style-name="TL Data" office:value-type="float" office:value="254">
            <text:p>254</text:p>
          </table:table-cell>
          <table:table-cell table:formula="of:=SUM([.F149];[.H149];[.J149];[.L149])" ns41:value-type="float" table:style-name="TL Data" office:value-type="float" office:value="212">
            <text:p>2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4" office:value-type="float">
            <text:p>2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04" office:value-type="float">
            <text:p>304</text:p>
          </table:table-cell>
          <table:table-cell table:formula="of:=SUM([.E150];[.G150];[.I150];[.K150])" ns41:value-type="float" table:style-name="TL Data" office:value-type="float" office:value="709">
            <text:p>709</text:p>
          </table:table-cell>
          <table:table-cell table:formula="of:=SUM([.F150];[.H150];[.J150];[.L150])" ns41:value-type="float" table:style-name="TL Data" office:value-type="float" office:value="730">
            <text:p>7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61" office:value-type="float">
            <text:p>7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aijk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24" office:value-type="float">
            <text:p>324</text:p>
          </table:table-cell>
          <table:table-cell table:formula="of:=SUM([.E151];[.G151];[.I151];[.K151])" ns41:value-type="float" table:style-name="TL Data" office:value-type="float" office:value="772">
            <text:p>772</text:p>
          </table:table-cell>
          <table:table-cell table:formula="of:=SUM([.F151];[.H151];[.J151];[.L151])" ns41:value-type="float" table:style-name="TL Data" office:value-type="float" office:value="720">
            <text:p>7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33" office:value-type="float">
            <text:p>7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005" office:value-type="float">
            <text:p>1005</text:p>
          </table:table-cell>
          <table:table-cell table:formula="of:=SUM([.E152];[.G152];[.I152];[.K152])" ns41:value-type="float" table:style-name="TL Data" office:value-type="float" office:value="2562">
            <text:p>2562</text:p>
          </table:table-cell>
          <table:table-cell table:formula="of:=SUM([.F152];[.H152];[.J152];[.L152])" ns41:value-type="float" table:style-name="TL Data" office:value-type="float" office:value="2438">
            <text:p>24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588" office:value-type="float">
            <text:p>25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oerendonk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E153];[.G153];[.I153];[.K153])" ns41:value-type="float" table:style-name="TL Data" office:value-type="float" office:value="484">
            <text:p>484</text:p>
          </table:table-cell>
          <table:table-cell table:formula="of:=SUM([.F153];[.H153];[.J153];[.L153])" ns41:value-type="float" table:style-name="TL Data" office:value-type="float" office:value="432">
            <text:p>4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35" office:value-type="float">
            <text:p>43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94" office:value-type="float">
            <text:p>594</text:p>
          </table:table-cell>
          <table:table-cell table:formula="of:=SUM([.E154];[.G154];[.I154];[.K154])" ns41:value-type="float" table:style-name="TL Data" office:value-type="float" office:value="1535">
            <text:p>1535</text:p>
          </table:table-cell>
          <table:table-cell table:formula="of:=SUM([.F154];[.H154];[.J154];[.L154])" ns41:value-type="float" table:style-name="TL Data" office:value-type="float" office:value="1438">
            <text:p>14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478" office:value-type="float">
            <text:p>14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on 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26" office:value-type="float">
            <text:p>326</text:p>
          </table:table-cell>
          <table:table-cell table:formula="of:=SUM([.E155];[.G155];[.I155];[.K155])" ns41:value-type="float" table:style-name="TL Data" office:value-type="float" office:value="837">
            <text:p>837</text:p>
          </table:table-cell>
          <table:table-cell table:formula="of:=SUM([.F155];[.H155];[.J155];[.L155])" ns41:value-type="float" table:style-name="TL Data" office:value-type="float" office:value="767">
            <text:p>7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79" office:value-type="float">
            <text:p>7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44" office:value-type="float">
            <text:p>344</text:p>
          </table:table-cell>
          <table:table-cell table:formula="of:=SUM([.E156];[.G156];[.I156];[.K156])" ns41:value-type="float" table:style-name="TL Data" office:value-type="float" office:value="918">
            <text:p>918</text:p>
          </table:table-cell>
          <table:table-cell table:formula="of:=SUM([.F156];[.H156];[.J156];[.L156])" ns41:value-type="float" table:style-name="TL Data" office:value-type="float" office:value="841">
            <text:p>8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856" office:value-type="float">
            <text:p>8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anddaarbuiten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38" office:value-type="float">
            <text:p>238</text:p>
          </table:table-cell>
          <table:table-cell table:formula="of:=SUM([.E157];[.G157];[.I157];[.K157])" ns41:value-type="float" table:style-name="TL Data" office:value-type="float" office:value="672">
            <text:p>672</text:p>
          </table:table-cell>
          <table:table-cell table:formula="of:=SUM([.F157];[.H157];[.J157];[.L157])" ns41:value-type="float" table:style-name="TL Data" office:value-type="float" office:value="620">
            <text:p>6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63" office:value-type="float">
            <text:p>6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eenbergen </text:p>
          </table:table-cell>
          <table:table-cell/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16" office:value-type="float">
            <text:p>1216</text:p>
          </table:table-cell>
          <table:table-cell table:formula="of:=SUM([.E158];[.G158];[.I158];[.K158])" ns41:value-type="float" table:style-name="TL Data" office:value-type="float" office:value="3184">
            <text:p>3184</text:p>
          </table:table-cell>
          <table:table-cell table:formula="of:=SUM([.F158];[.H158];[.J158];[.L158])" ns41:value-type="float" table:style-name="TL Data" office:value-type="float" office:value="3274">
            <text:p>32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3418" office:value-type="float">
            <text:p>34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E159];[.G159];[.I159];[.K159])" ns41:value-type="float" table:style-name="TL Data" office:value-type="float" office:value="322">
            <text:p>322</text:p>
          </table:table-cell>
          <table:table-cell table:formula="of:=SUM([.F159];[.H159];[.J159];[.L159])" ns41:value-type="float" table:style-name="TL Data" office:value-type="float" office:value="309">
            <text:p>3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5" office:value-type="float">
            <text:p>3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ratum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71" office:value-type="float">
            <text:p>571</text:p>
          </table:table-cell>
          <table:table-cell table:formula="of:=SUM([.E160];[.G160];[.I160];[.K160])" ns41:value-type="float" table:style-name="TL Data" office:value-type="float" office:value="1364">
            <text:p>1364</text:p>
          </table:table-cell>
          <table:table-cell table:formula="of:=SUM([.F160];[.H160];[.J160];[.L160])" ns41:value-type="float" table:style-name="TL Data" office:value-type="float" office:value="1376">
            <text:p>13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396" office:value-type="float">
            <text:p>13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rijp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09" office:value-type="float">
            <text:p>309</text:p>
          </table:table-cell>
          <table:table-cell table:formula="of:=SUM([.E161];[.G161];[.I161];[.K161])" ns41:value-type="float" table:style-name="TL Data" office:value-type="float" office:value="827">
            <text:p>827</text:p>
          </table:table-cell>
          <table:table-cell table:formula="of:=SUM([.F161];[.H161];[.J161];[.L161])" ns41:value-type="float" table:style-name="TL Data" office:value-type="float" office:value="814">
            <text:p>8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erheijden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43" office:value-type="float">
            <text:p>543</text:p>
          </table:table-cell>
          <table:table-cell table:formula="of:=SUM([.E162];[.G162];[.I162];[.K162])" ns41:value-type="float" table:style-name="TL Data" office:value-type="float" office:value="1472">
            <text:p>1472</text:p>
          </table:table-cell>
          <table:table-cell table:formula="of:=SUM([.F162];[.H162];[.J162];[.L162])" ns41:value-type="float" table:style-name="TL Data" office:value-type="float" office:value="1485">
            <text:p>14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1538" office:value-type="float">
            <text:p>15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10" office:value-type="float">
            <text:p>310</text:p>
          </table:table-cell>
          <table:table-cell table:formula="of:=SUM([.E163];[.G163];[.I163];[.K163])" ns41:value-type="float" table:style-name="TL Data" office:value-type="float" office:value="803">
            <text:p>803</text:p>
          </table:table-cell>
          <table:table-cell table:formula="of:=SUM([.F163];[.H163];[.J163];[.L163])" ns41:value-type="float" table:style-name="TL Data" office:value-type="float" office:value="810">
            <text:p>81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820" office:value-type="float">
            <text:p>8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E164];[.G164];[.I164];[.K164])" ns41:value-type="float" table:style-name="TL Data" office:value-type="float" office:value="530">
            <text:p>530</text:p>
          </table:table-cell>
          <table:table-cell table:formula="of:=SUM([.F164];[.H164];[.J164];[.L164])" ns41:value-type="float" table:style-name="TL Data" office:value-type="float" office:value="504">
            <text:p>5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09" office:value-type="float">
            <text:p>5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den</text:p>
          </table:table-cell>
          <table:table-cell/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078" office:value-type="float">
            <text:p>1078</text:p>
          </table:table-cell>
          <table:table-cell table:formula="of:=SUM([.E165];[.G165];[.I165];[.K165])" ns41:value-type="float" table:style-name="TL Data" office:value-type="float" office:value="2602">
            <text:p>2602</text:p>
          </table:table-cell>
          <table:table-cell table:formula="of:=SUM([.F165];[.H165];[.J165];[.L165])" ns41:value-type="float" table:style-name="TL Data" office:value-type="float" office:value="2667">
            <text:p>26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651" office:value-type="float">
            <text:p>2651</text:p>
          </table:table-cell>
          <table:table-cell ns41:value-type="float" table:style-name="TL Data" office:value="2876" office:value-type="float">
            <text:p>28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denhout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77" office:value-type="float">
            <text:p>377</text:p>
          </table:table-cell>
          <table:table-cell table:formula="of:=SUM([.E166];[.G166];[.I166];[.K166])" ns41:value-type="float" table:style-name="TL Data" office:value-type="float" office:value="1095">
            <text:p>1095</text:p>
          </table:table-cell>
          <table:table-cell table:formula="of:=SUM([.F166];[.H166];[.J166];[.L166])" ns41:value-type="float" table:style-name="TL Data" office:value-type="float" office:value="1026">
            <text:p>10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075" office:value-type="float">
            <text:p>10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47" office:value-type="float">
            <text:p>247</text:p>
          </table:table-cell>
          <table:table-cell table:formula="of:=SUM([.E167];[.G167];[.I167];[.K167])" ns41:value-type="float" table:style-name="TL Data" office:value-type="float" office:value="699">
            <text:p>699</text:p>
          </table:table-cell>
          <table:table-cell table:formula="of:=SUM([.F167];[.H167];[.J167];[.L167])" ns41:value-type="float" table:style-name="TL Data" office:value-type="float" office:value="650">
            <text:p>6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58" office:value-type="float">
            <text:p>6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E168];[.G168];[.I168];[.K168])" ns41:value-type="float" table:style-name="TL Data" office:value-type="float" office:value="482">
            <text:p>482</text:p>
          </table:table-cell>
          <table:table-cell table:formula="of:=SUM([.F168];[.H168];[.J168];[.L168])" ns41:value-type="float" table:style-name="TL Data" office:value-type="float" office:value="446">
            <text:p>4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56" office:value-type="float">
            <text:p>4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024" office:value-type="float">
            <text:p>1024</text:p>
          </table:table-cell>
          <table:table-cell table:formula="of:=SUM([.E169];[.G169];[.I169];[.K169])" ns41:value-type="float" table:style-name="TL Data" office:value-type="float" office:value="2616">
            <text:p>2616</text:p>
          </table:table-cell>
          <table:table-cell table:formula="of:=SUM([.F169];[.H169];[.J169];[.L169])" ns41:value-type="float" table:style-name="TL Data" office:value-type="float" office:value="2473">
            <text:p>247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688" office:value-type="float">
            <text:p>2688</text:p>
          </table:table-cell>
          <table:table-cell ns41:value-type="float" table:style-name="TL Data" office:value="2620" office:value-type="float">
            <text:p>26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ldhoven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41" office:value-type="float">
            <text:p>241</text:p>
          </table:table-cell>
          <table:table-cell table:formula="of:=SUM([.E170];[.G170];[.I170];[.K170])" ns41:value-type="float" table:style-name="TL Data" office:value-type="float" office:value="686">
            <text:p>686</text:p>
          </table:table-cell>
          <table:table-cell table:formula="of:=SUM([.F170];[.H170];[.J170];[.L170])" ns41:value-type="float" table:style-name="TL Data" office:value-type="float" office:value="645">
            <text:p>6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49" office:value-type="float">
            <text:p>6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lp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3" office:value-type="float">
            <text:p>93</text:p>
          </table:table-cell>
          <table:table-cell table:formula="of:=SUM([.E171];[.G171];[.I171];[.K171])" ns41:value-type="float" table:style-name="TL Data" office:value-type="float" office:value="271">
            <text:p>271</text:p>
          </table:table-cell>
          <table:table-cell table:formula="of:=SUM([.F171];[.H171];[.J171];[.L171])" ns41:value-type="float" table:style-name="TL Data" office:value-type="float" office:value="262">
            <text:p>2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07" office:value-type="float">
            <text:p>30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ssem c.a.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E172];[.G172];[.I172];[.K172])" ns41:value-type="float" table:style-name="TL Data" office:value-type="float" office:value="601">
            <text:p>601</text:p>
          </table:table-cell>
          <table:table-cell table:formula="of:=SUM([.F172];[.H172];[.J172];[.L172])" ns41:value-type="float" table:style-name="TL Data" office:value-type="float" office:value="496">
            <text:p>49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03" office:value-type="float">
            <text:p>50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85" office:value-type="float">
            <text:p>285</text:p>
          </table:table-cell>
          <table:table-cell table:formula="of:=SUM([.E173];[.G173];[.I173];[.K173])" ns41:value-type="float" table:style-name="TL Data" office:value-type="float" office:value="681">
            <text:p>681</text:p>
          </table:table-cell>
          <table:table-cell table:formula="of:=SUM([.F173];[.H173];[.J173];[.L173])" ns41:value-type="float" table:style-name="TL Data" office:value-type="float" office:value="667">
            <text:p>6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85" office:value-type="float">
            <text:p>6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lierd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2" office:value-type="float">
            <text:p>92</text:p>
          </table:table-cell>
          <table:table-cell table:formula="of:=SUM([.E174];[.G174];[.I174];[.K174])" ns41:value-type="float" table:style-name="TL Data" office:value-type="float" office:value="298">
            <text:p>298</text:p>
          </table:table-cell>
          <table:table-cell table:formula="of:=SUM([.F174];[.H174];[.J174];[.L174])" ns41:value-type="float" table:style-name="TL Data" office:value-type="float" office:value="276">
            <text:p>2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8" office:value-type="float">
            <text:p>2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lijmen</text:p>
          </table:table-cell>
          <table:table-cell/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28" office:value-type="float">
            <text:p>628</text:p>
          </table:table-cell>
          <table:table-cell table:formula="of:=SUM([.E175];[.G175];[.I175];[.K175])" ns41:value-type="float" table:style-name="TL Data" office:value-type="float" office:value="1665">
            <text:p>1665</text:p>
          </table:table-cell>
          <table:table-cell table:formula="of:=SUM([.F175];[.H175];[.J175];[.L175])" ns41:value-type="float" table:style-name="TL Data" office:value-type="float" office:value="1622">
            <text:p>16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1698" office:value-type="float">
            <text:p>169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rijhoeve-Capelle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2" office:value-type="float">
            <text:p>82</text:p>
          </table:table-cell>
          <table:table-cell table:formula="of:=SUM([.E176];[.G176];[.I176];[.K176])" ns41:value-type="float" table:style-name="TL Data" office:value-type="float" office:value="223">
            <text:p>223</text:p>
          </table:table-cell>
          <table:table-cell table:formula="of:=SUM([.F176];[.H176];[.J176];[.L176])" ns41:value-type="float" table:style-name="TL Data" office:value-type="float" office:value="245">
            <text:p>2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49" office:value-type="float">
            <text:p>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ught</text:p>
          </table:table-cell>
          <table:table-cell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9" office:value-type="float">
            <text:p>619</text:p>
          </table:table-cell>
          <table:table-cell table:formula="of:=SUM([.E177];[.G177];[.I177];[.K177])" ns41:value-type="float" table:style-name="TL Data" office:value-type="float" office:value="1592">
            <text:p>1592</text:p>
          </table:table-cell>
          <table:table-cell table:formula="of:=SUM([.F177];[.H177];[.J177];[.L177])" ns41:value-type="float" table:style-name="TL Data" office:value-type="float" office:value="1601">
            <text:p>16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655" office:value-type="float">
            <text:p>16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alre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6" office:value-type="float">
            <text:p>156</text:p>
          </table:table-cell>
          <table:table-cell table:formula="of:=SUM([.E178];[.G178];[.I178];[.K178])" ns41:value-type="float" table:style-name="TL Data" office:value-type="float" office:value="451">
            <text:p>451</text:p>
          </table:table-cell>
          <table:table-cell table:formula="of:=SUM([.F178];[.H178];[.J178];[.L178])" ns41:value-type="float" table:style-name="TL Data" office:value-type="float" office:value="407">
            <text:p>40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11" office:value-type="float">
            <text:p>41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alwijk</text:p>
          </table:table-cell>
          <table:table-cell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54" office:value-type="float">
            <text:p>754</text:p>
          </table:table-cell>
          <table:table-cell table:formula="of:=SUM([.E179];[.G179];[.I179];[.K179])" ns41:value-type="float" table:style-name="TL Data" office:value-type="float" office:value="1911">
            <text:p>1911</text:p>
          </table:table-cell>
          <table:table-cell table:formula="of:=SUM([.F179];[.H179];[.J179];[.L179])" ns41:value-type="float" table:style-name="TL Data" office:value-type="float" office:value="2003">
            <text:p>200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2051" office:value-type="float">
            <text:p>20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nrooij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5" office:value-type="float">
            <text:p>215</text:p>
          </table:table-cell>
          <table:table-cell table:formula="of:=SUM([.E180];[.G180];[.I180];[.K180])" ns41:value-type="float" table:style-name="TL Data" office:value-type="float" office:value="528">
            <text:p>528</text:p>
          </table:table-cell>
          <table:table-cell table:formula="of:=SUM([.F180];[.H180];[.J180];[.L180])" ns41:value-type="float" table:style-name="TL Data" office:value-type="float" office:value="500">
            <text:p>5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06" office:value-type="float">
            <text:p>5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spik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92" table:style-name="TL Data" table:number-columns-repeated="2" office:value-type="float">
            <text:p>92</text:p>
          </table:table-cell>
          <table:table-cell ns41:value-type="float" table:style-name="TL Data" office:value="601" office:value-type="float">
            <text:p>601</text:p>
          </table:table-cell>
          <table:table-cell table:formula="of:=SUM([.E181];[.G181];[.I181];[.K181])" ns41:value-type="float" table:style-name="TL Data" office:value-type="float" office:value="1427">
            <text:p>1427</text:p>
          </table:table-cell>
          <table:table-cell table:formula="of:=SUM([.F181];[.H181];[.J181];[.L181])" ns41:value-type="float" table:style-name="TL Data" office:value-type="float" office:value="1421">
            <text:p>14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469" office:value-type="float">
            <text:p>14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<text:s/>Werken </text:p>
          </table:table-cell>
          <table:table-cell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94" office:value-type="float">
            <text:p>494</text:p>
          </table:table-cell>
          <table:table-cell table:formula="of:=SUM([.E182];[.G182];[.I182];[.K182])" ns41:value-type="float" table:style-name="TL Data" office:value-type="float" office:value="1212">
            <text:p>1212</text:p>
          </table:table-cell>
          <table:table-cell table:formula="of:=SUM([.F182];[.H182];[.J182];[.L182])" ns41:value-type="float" table:style-name="TL Data" office:value-type="float" office:value="1165">
            <text:p>11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1175" office:value-type="float">
            <text:p>11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59" office:value-type="float">
            <text:p>459</text:p>
          </table:table-cell>
          <table:table-cell table:formula="of:=SUM([.E183];[.G183];[.I183];[.K183])" ns41:value-type="float" table:style-name="TL Data" office:value-type="float" office:value="1120">
            <text:p>1120</text:p>
          </table:table-cell>
          <table:table-cell table:formula="of:=SUM([.F183];[.H183];[.J183];[.L183])" ns41:value-type="float" table:style-name="TL Data" office:value-type="float" office:value="1148">
            <text:p>11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67" office:value-type="float">
            <text:p>11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sterhoven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E184];[.G184];[.I184];[.K184])" ns41:value-type="float" table:style-name="TL Data" office:value-type="float" office:value="295">
            <text:p>295</text:p>
          </table:table-cell>
          <table:table-cell table:formula="of:=SUM([.F184];[.H184];[.J184];[.L184])" ns41:value-type="float" table:style-name="TL Data" office:value-type="float" office:value="293">
            <text:p>2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4" office:value-type="float">
            <text:p>2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6" office:value-type="float">
            <text:p>386</text:p>
          </table:table-cell>
          <table:table-cell table:formula="of:=SUM([.E185];[.G185];[.I185];[.K185])" ns41:value-type="float" table:style-name="TL Data" office:value-type="float" office:value="854">
            <text:p>854</text:p>
          </table:table-cell>
          <table:table-cell table:formula="of:=SUM([.F185];[.H185];[.J185];[.L185])" ns41:value-type="float" table:style-name="TL Data" office:value-type="float" office:value="960">
            <text:p>9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987" office:value-type="float">
            <text:p>98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ensdrecht 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85" office:value-type="float">
            <text:p>485</text:p>
          </table:table-cell>
          <table:table-cell table:formula="of:=SUM([.E186];[.G186];[.I186];[.K186])" ns41:value-type="float" table:style-name="TL Data" office:value-type="float" office:value="1352">
            <office:annotation draw:style-name="gr1" svg:height="0.613cm" draw:caption-point-y="0.284cm" svg:width="1.045cm" svg:x="26.684cm" draw:caption-point-x="-0.432cm" svg:y="85.969cm" draw:text-style-name="P1">
              <dc:creator>CDM</dc:creator>
              <dc:date>2014-12-12T00:00:00</dc:date>
              <text:p text:style-name="P1"><text:span text:style-name="T1">3352</text:span></text:p>
              <text:p text:style-name="P1"><text:span text:style-name="T1"/></text:p>
            </office:annotation>
            <text:p>1352</text:p>
          </table:table-cell>
          <table:table-cell table:formula="of:=SUM([.F186];[.H186];[.J186];[.L186])" ns41:value-type="float" table:style-name="TL Data" office:value-type="float" office:value="1259">
            <text:p>12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70" office:value-type="float">
            <text:p>127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ensel </text:p>
          </table:table-cell>
          <table:table-cell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95" office:value-type="float">
            <text:p>895</text:p>
          </table:table-cell>
          <table:table-cell table:formula="of:=SUM([.E187];[.G187];[.I187];[.K187])" ns41:value-type="float" table:style-name="TL Data" office:value-type="float" office:value="2261">
            <text:p>2261</text:p>
          </table:table-cell>
          <table:table-cell table:formula="of:=SUM([.F187];[.H187];[.J187];[.L187])" ns41:value-type="float" table:style-name="TL Data" office:value-type="float" office:value="2298">
            <text:p>229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2316" office:value-type="float">
            <text:p>23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udrichem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2" office:value-type="float">
            <text:p>362</text:p>
          </table:table-cell>
          <table:table-cell table:formula="of:=SUM([.E188];[.G188];[.I188];[.K188])" ns41:value-type="float" table:style-name="TL Data" office:value-type="float" office:value="902">
            <text:p>902</text:p>
          </table:table-cell>
          <table:table-cell table:formula="of:=SUM([.F188];[.H188];[.J188];[.L188])" ns41:value-type="float" table:style-name="TL Data" office:value-type="float" office:value="849">
            <text:p>8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62" office:value-type="float">
            <text:p>86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73" office:value-type="float">
            <text:p>673</text:p>
          </table:table-cell>
          <table:table-cell table:formula="of:=SUM([.E189];[.G189];[.I189];[.K189])" ns41:value-type="float" table:style-name="TL Data" office:value-type="float" office:value="1735">
            <text:p>1735</text:p>
          </table:table-cell>
          <table:table-cell table:formula="of:=SUM([.F189];[.H189];[.J189];[.L189])" ns41:value-type="float" table:style-name="TL Data" office:value-type="float" office:value="1758">
            <text:p>17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1810" office:value-type="float">
            <text:p>181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jk en Aalburg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E190];[.G190];[.I190];[.K190])" ns41:value-type="float" table:style-name="TL Data" office:value-type="float" office:value="957">
            <text:p>957</text:p>
          </table:table-cell>
          <table:table-cell table:formula="of:=SUM([.F190];[.H190];[.J190];[.L190])" ns41:value-type="float" table:style-name="TL Data" office:value-type="float" office:value="946">
            <text:p>9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67" office:value-type="float">
            <text:p>9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45" office:value-type="float">
            <text:p>445</text:p>
          </table:table-cell>
          <table:table-cell table:formula="of:=SUM([.E191];[.G191];[.I191];[.K191])" ns41:value-type="float" table:style-name="TL Data" office:value-type="float" office:value="944">
            <text:p>944</text:p>
          </table:table-cell>
          <table:table-cell table:formula="of:=SUM([.F191];[.H191];[.J191];[.L191])" ns41:value-type="float" table:style-name="TL Data" office:value-type="float" office:value="896">
            <text:p>8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900" office:value-type="float">
            <text:p>90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45" office:value-type="float">
            <text:p>245</text:p>
          </table:table-cell>
          <table:table-cell table:formula="of:=SUM([.E192];[.G192];[.I192];[.K192])" ns41:value-type="float" table:style-name="TL Data" office:value-type="float" office:value="685">
            <text:p>685</text:p>
          </table:table-cell>
          <table:table-cell table:formula="of:=SUM([.F192];[.H192];[.J192];[.L192])" ns41:value-type="float" table:style-name="TL Data" office:value-type="float" office:value="669">
            <text:p>6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85" office:value-type="float">
            <text:p>6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sgehuchten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2" office:value-type="float">
            <text:p>212</text:p>
          </table:table-cell>
          <table:table-cell table:formula="of:=SUM([.E193];[.G193];[.I193];[.K193])" ns41:value-type="float" table:style-name="TL Data" office:value-type="float" office:value="521">
            <text:p>521</text:p>
          </table:table-cell>
          <table:table-cell table:formula="of:=SUM([.F193];[.H193];[.J193];[.L193])" ns41:value-type="float" table:style-name="TL Data" office:value-type="float" office:value="520">
            <text:p>5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TL Data" table:number-columns-repeated="2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27" office:value-type="float">
            <text:p>5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evenbergen</text:p>
          </table:table-cell>
          <table:table-cell table:style-name="ce14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271" office:value-type="float">
            <text:p>1271</text:p>
          </table:table-cell>
          <table:table-cell table:formula="of:=SUM([.E194];[.G194];[.I194];[.K194])" ns41:value-type="float" table:style-name="TL Data" office:value-type="float" office:value="3112">
            <text:p>3112</text:p>
          </table:table-cell>
          <table:table-cell table:formula="of:=SUM([.F194];[.H194];[.J194];[.L194])" ns41:value-type="float" table:style-name="TL Data" office:value-type="float" office:value="3229">
            <text:p>32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38" office:value-type="float">
            <text:p>3138</text:p>
          </table:table-cell>
          <table:table-cell ns41:value-type="float" table:style-name="TL Data" office:value="3320" office:value-type="float">
            <text:p>33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ndert</text:p>
          </table:table-cell>
          <table:table-cell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53" office:value-type="float">
            <text:p>753</text:p>
          </table:table-cell>
          <table:table-cell table:formula="of:=SUM([.E195];[.G195];[.I195];[.K195])" ns41:value-type="float" table:style-name="TL Data" office:value-type="float" office:value="2075">
            <text:p>2075</text:p>
          </table:table-cell>
          <table:table-cell table:formula="of:=SUM([.F195];[.H195];[.J195];[.L195])" ns41:value-type="float" table:style-name="TL Data" office:value-type="float" office:value="1956">
            <text:p>19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88" office:value-type="float">
            <text:p>2088</text:p>
          </table:table-cell>
          <table:table-cell ns41:value-type="float" table:style-name="TL Data" office:value="2025" office:value-type="float">
            <text:p>20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waluwe</text:p>
          </table:table-cell>
          <table:table-cell table:style-name="ce14"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67" office:value-type="float">
            <text:p>767</text:p>
          </table:table-cell>
          <table:table-cell table:formula="of:=SUM([.E196];[.G196];[.I196];[.K196])" ns41:value-type="float" table:style-name="TL Data" office:value-type="float" office:value="2086">
            <text:p>2086</text:p>
          </table:table-cell>
          <table:table-cell table:formula="of:=SUM([.F196];[.H196];[.J196];[.L196])" ns41:value-type="float" table:style-name="TL Data" office:value-type="float" office:value="2015">
            <text:p>20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2046" office:value-type="float">
            <text:p>20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6:.C196])" ns41:value-type="float" table:style-name="TL Data" office:value-type="float" office:value="83046">
            <office:annotation draw:style-name="gr1" svg:height="0.53cm" draw:caption-point-y="0.095cm" svg:width="1.31cm" svg:x="8.629cm" draw:caption-point-x="-0.122cm" svg:y="91.28cm" draw:text-style-name="P1">
              <dc:creator>CDM</dc:creator>
              <dc:date>2014-12-12T00:00:00</dc:date>
              <text:p text:style-name="P1"><text:span text:style-name="T2">83053</text:span></text:p>
            </office:annotation>
            <text:p>83046</text:p>
          </table:table-cell>
          <table:table-cell table:formula="of:=SUM([.D16:.D196])" ns41:value-type="float" table:style-name="TL Data" office:value-type="float" office:value="80324">
            <office:annotation draw:style-name="gr1" svg:height="0.424cm" draw:caption-point-y="-0.202cm" svg:width="1.134cm" svg:x="8.961cm" draw:caption-point-x="1.321cm" svg:y="91.577cm" draw:text-style-name="P1">
              <dc:creator>CDM</dc:creator>
              <dc:date>2014-12-12T00:00:00</dc:date>
              <text:p text:style-name="P1"><text:span text:style-name="T3">80315</text:span></text:p>
              <text:p text:style-name="P1"><text:span text:style-name="T3"/></text:p>
            </office:annotation>
            <text:p>80324</text:p>
          </table:table-cell>
          <table:table-cell table:formula="of:=SUM([.E16:.E196])" ns41:value-type="float" table:style-name="TL Data" office:value-type="float" office:value="68922">
            <office:annotation draw:style-name="gr1" svg:height="0.488cm" draw:caption-point-y="0.475cm" svg:width="1.247cm" svg:x="0.022cm" draw:caption-point-x="12.034cm" svg:y="90.9cm" draw:text-style-name="P1">
              <dc:creator>CDM</dc:creator>
              <dc:date>2014-12-12T00:00:00</dc:date>
              <text:p text:style-name="P1"><text:span text:style-name="T3">68832</text:span></text:p>
              <text:p text:style-name="P1"><text:span text:style-name="T3"/></text:p>
            </office:annotation>
            <text:p>68922</text:p>
          </table:table-cell>
          <table:table-cell table:formula="of:=SUM([.F16:.F196])" ns41:value-type="float" table:style-name="TL Data" office:value-type="float" office:value="11483">
            <office:annotation draw:style-name="gr1" svg:height="0.488cm" draw:caption-point-y="0.095cm" svg:width="1.285cm" svg:x="0.067cm" draw:caption-point-x="13.764cm" svg:y="91.28cm" draw:text-style-name="P1">
              <dc:creator>CDM</dc:creator>
              <dc:date>2014-12-12T00:00:00</dc:date>
              <text:p text:style-name="P1"><text:span text:style-name="T3">13483</text:span></text:p>
              <text:p text:style-name="P1"><text:span text:style-name="T3"/></text:p>
            </office:annotation>
            <text:p>11483</text:p>
          </table:table-cell>
          <table:table-cell table:formula="of:=SUM([.G16:.G196])" ns41:value-type="float" table:style-name="TL Data" office:value-type="float" office:value="99981">
            <office:annotation draw:style-name="gr1" svg:height="0.466cm" draw:caption-point-y="0.095cm" svg:width="1.336cm" svg:x="5.764cm" draw:caption-point-x="9.841cm" svg:y="91.28cm" draw:text-style-name="P1">
              <dc:creator>CDM</dc:creator>
              <dc:date>2014-12-12T00:00:00</dc:date>
              <text:p text:style-name="P1"><text:span text:style-name="T3">100566</text:span></text:p>
              <text:p text:style-name="P1"><text:span text:style-name="T3"/></text:p>
            </office:annotation>
            <text:p>99981</text:p>
          </table:table-cell>
          <table:table-cell table:formula="of:=SUM([.H16:.H196])" ns41:value-type="float" table:style-name="TL Data" office:value-type="float" office:value="89436">
            <office:annotation draw:style-name="gr1" svg:height="0.742cm" draw:caption-point-y="0.095cm" svg:width="0.992cm" svg:x="6.373cm" draw:caption-point-x="11.007cm" svg:y="91.28cm" draw:text-style-name="P1">
              <dc:creator>CDM</dc:creator>
              <dc:date>2014-12-12T00:00:00</dc:date>
              <text:p text:style-name="P1"><text:span text:style-name="T3">89438</text:span></text:p>
              <text:p text:style-name="P1"><text:span text:style-name="T3"/></text:p>
            </office:annotation>
            <text:p>89436</text:p>
          </table:table-cell>
          <table:table-cell table:formula="of:=SUM([.I16:.I196])" ns41:value-type="float" table:style-name="TL Data" office:value-type="float" office:value="7740">
            <text:p>7740</text:p>
          </table:table-cell>
          <table:table-cell table:formula="of:=SUM([.J16:.J196])" ns41:value-type="float" table:style-name="TL Data" office:value-type="float" office:value="12648">
            <text:p>12648</text:p>
          </table:table-cell>
          <table:table-cell table:formula="of:=SUM([.K16:.K196])" ns41:value-type="float" table:style-name="TL Data" office:value-type="float" office:value="17658">
            <text:p>17658</text:p>
          </table:table-cell>
          <table:table-cell table:formula="of:=SUM([.L16:.L196])" ns41:value-type="float" table:style-name="TL Data" office:value-type="float" office:value="75352">
            <text:p>75352</text:p>
          </table:table-cell>
          <table:table-cell table:formula="of:=SUM([.M16:.M196])" ns41:value-type="float" table:style-name="TL Data" office:value-type="float" office:value="194886">
            <office:annotation draw:style-name="gr1" svg:height="0.466cm" draw:caption-point-y="0.095cm" svg:width="1.178cm" svg:x="15.682cm" draw:caption-point-x="10.57cm" svg:y="91.28cm" draw:text-style-name="P1">
              <dc:creator>CDM</dc:creator>
              <dc:date>2014-12-12T00:00:00</dc:date>
              <text:p text:style-name="P1"><text:span text:style-name="T3">194796</text:span></text:p>
              <text:p text:style-name="P1"><text:span text:style-name="T3"/></text:p>
            </office:annotation>
            <text:p>194886</text:p>
          </table:table-cell>
          <table:table-cell table:formula="of:=SUM([.N16:.N196])" ns41:value-type="float" table:style-name="TL Data" office:value-type="float" office:value="188919">
            <office:annotation draw:style-name="gr1" svg:height="0.466cm" draw:caption-point-y="0.095cm" svg:width="1.244cm" svg:x="17.456cm" draw:caption-point-x="10.571cm" svg:y="91.28cm" draw:text-style-name="P1">
              <dc:creator>CDM</dc:creator>
              <dc:date>2014-12-12T00:00:00</dc:date>
              <text:p text:style-name="P1"><text:span text:style-name="T3">188921</text:span></text:p>
              <text:p text:style-name="P1"><text:span text:style-name="T3"/></text:p>
            </office:annotation>
            <text:p>188919</text:p>
          </table:table-cell>
          <table:table-cell table:formula="of:=SUM([.O16:.O196])" ns41:value-type="float" table:style-name="TL Data" office:value-type="float" office:value="2048">
            <text:p>2048</text:p>
          </table:table-cell>
          <table:table-cell table:formula="of:=SUM([.P16:.P196])" ns41:value-type="float" table:style-name="TL Data" office:value-type="float" office:value="3401">
            <text:p>3401</text:p>
          </table:table-cell>
          <table:table-cell table:formula="of:=SUM([.Q16:.Q196])" ns41:value-type="float" table:style-name="TL Data" office:value-type="float" office:value="230">
            <text:p>230</text:p>
          </table:table-cell>
          <table:table-cell table:formula="of:=SUM([.R16:.R196])" ns41:value-type="float" table:style-name="TL Data" office:value-type="float" office:value="407">
            <text:p>407</text:p>
          </table:table-cell>
          <table:table-cell table:formula="of:=SUM([.S16:.S196])" ns41:value-type="float" table:style-name="TL Data" office:value-type="float" office:value="211">
            <text:p>211</text:p>
          </table:table-cell>
          <table:table-cell table:formula="of:=SUM([.T16:.T196])" ns41:value-type="float" table:style-name="TL Data" office:value-type="float" office:value="451">
            <text:p>451</text:p>
          </table:table-cell>
          <table:table-cell table:formula="of:=SUM([.U16:.U196])" ns41:value-type="float" table:style-name="TL Data" office:value-type="float" office:value="3557">
            <text:p>3557</text:p>
          </table:table-cell>
          <table:table-cell table:formula="of:=SUM([.V16:.V196])" ns41:value-type="float" table:style-name="TL Data" office:value-type="float" office:value="3543">
            <text:p>3543</text:p>
          </table:table-cell>
          <table:table-cell table:formula="of:=SUM([.W16:.W196])" ns41:value-type="float" table:style-name="TL Data" office:value-type="float" office:value="3998">
            <text:p>3998</text:p>
          </table:table-cell>
          <table:table-cell table:formula="of:=SUM([.X16:.X196])" ns41:value-type="float" table:style-name="TL Data" office:value-type="float" office:value="4401">
            <text:p>4401</text:p>
          </table:table-cell>
          <table:table-cell table:formula="of:=SUM([.Y16:.Y196])" ns41:value-type="float" table:style-name="TL Data" office:value-type="float" office:value="200401">
            <text:p>200401</text:p>
          </table:table-cell>
          <table:table-cell table:formula="of:=SUM([.Z16:.Z196])" ns41:value-type="float" table:style-name="TL Data" office:value-type="float" office:value="195865">
            <text:p>1958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5];[.C197])" ns41:value-type="float" table:style-name="TL Data" office:value-type="float" office:value="95695">
            <office:annotation draw:style-name="gr1" svg:height="0.488cm" draw:caption-point-y="0.073cm" svg:width="1.332cm" svg:x="8.629cm" draw:caption-point-x="-0.122cm" svg:y="91.768cm" draw:text-style-name="P1">
              <dc:creator>CDM</dc:creator>
              <dc:date>2014-12-12T00:00:00</dc:date>
              <text:p text:style-name="P1"><text:span text:style-name="T3">95702</text:span></text:p>
              <text:p text:style-name="P1"><text:span text:style-name="T3"/></text:p>
            </office:annotation>
            <text:p>95695</text:p>
          </table:table-cell>
          <table:table-cell table:formula="of:=SUM([.D15];[.D197])" ns41:value-type="float" table:style-name="TL Data" office:value-type="float" office:value="94020">
            <office:annotation draw:style-name="gr1" svg:height="0.529cm" draw:caption-point-y="0.073cm" svg:width="1.023cm" svg:x="10.713cm" draw:caption-point-x="-0.431cm" svg:y="91.768cm" draw:text-style-name="P1">
              <dc:creator>CDM</dc:creator>
              <dc:date>2014-12-12T00:00:00</dc:date>
              <text:p text:style-name="P1"><text:span text:style-name="T3">94011</text:span></text:p>
              <text:p text:style-name="P1"><text:span text:style-name="T3"/></text:p>
            </office:annotation>
            <text:p>94020</text:p>
          </table:table-cell>
          <table:table-cell table:formula="of:=SUM([.E15];[.E197])" ns41:value-type="float" table:style-name="TL Data" office:value-type="float" office:value="80634">
            <office:annotation draw:style-name="gr1" svg:height="0.488cm" draw:caption-point-y="0.073cm" svg:width="1.247cm" svg:x="0.022cm" draw:caption-point-x="12.034cm" svg:y="91.768cm" draw:text-style-name="P1">
              <dc:creator>CDM</dc:creator>
              <dc:date>2014-12-12T00:00:00</dc:date>
              <text:p text:style-name="P1"><text:span text:style-name="T3">80544</text:span></text:p>
              <text:p text:style-name="P1"><text:span text:style-name="T3"/></text:p>
            </office:annotation>
            <text:p>80634</text:p>
          </table:table-cell>
          <table:table-cell table:formula="of:=SUM([.F15];[.F197])" ns41:value-type="float" table:style-name="TL Data" office:value-type="float" office:value="13467">
            <text:p>13467</text:p>
          </table:table-cell>
          <table:table-cell table:formula="of:=SUM([.G15];[.G197])" ns41:value-type="float" table:style-name="TL Data" office:value-type="float" office:value="116573">
            <office:annotation draw:style-name="gr1" svg:height="0.424cm" draw:caption-point-y="0.009cm" svg:width="1.197cm" svg:x="5.265cm" draw:caption-point-x="10.34cm" svg:y="91.832cm" draw:text-style-name="P1">
              <dc:creator>CDM</dc:creator>
              <dc:date>2014-12-12T00:00:00</dc:date>
              <text:p text:style-name="P1"><text:span text:style-name="T3">117158</text:span></text:p>
              <text:p text:style-name="P1"><text:span text:style-name="T3"/></text:p>
            </office:annotation>
            <text:p>116573</text:p>
          </table:table-cell>
          <table:table-cell table:formula="of:=SUM([.H15];[.H197])" ns41:value-type="float" table:style-name="TL Data" office:value-type="float" office:value="105935">
            <office:annotation draw:style-name="gr1" svg:height="0.488cm" draw:caption-point-y="0.073cm" svg:width="1.267cm" svg:x="6.809cm" draw:caption-point-x="10.571cm" svg:y="91.768cm" draw:text-style-name="P1">
              <dc:creator>CDM</dc:creator>
              <dc:date>2014-12-12T00:00:00</dc:date>
              <text:p text:style-name="P1"><text:span text:style-name="T3">105937</text:span></text:p>
              <text:p text:style-name="P1"><text:span text:style-name="T3"/></text:p>
            </office:annotation>
            <text:p>105935</text:p>
          </table:table-cell>
          <table:table-cell table:formula="of:=SUM([.I15];[.I197])" ns41:value-type="float" table:style-name="TL Data" office:value-type="float" office:value="8187">
            <text:p>8187</text:p>
          </table:table-cell>
          <table:table-cell table:formula="of:=SUM([.J15];[.J197])" ns41:value-type="float" table:style-name="TL Data" office:value-type="float" office:value="15230">
            <text:p>15230</text:p>
          </table:table-cell>
          <table:table-cell table:formula="of:=SUM([.K15];[.K197])" ns41:value-type="float" table:style-name="TL Data" office:value-type="float" office:value="19732">
            <text:p>19732</text:p>
          </table:table-cell>
          <table:table-cell table:formula="of:=SUM([.L15];[.L197])" ns41:value-type="float" table:style-name="TL Data" office:value-type="float" office:value="88262">
            <text:p>88262</text:p>
          </table:table-cell>
          <table:table-cell table:formula="of:=SUM([.M15];[.M197])" ns41:value-type="float" table:style-name="TL Data" office:value-type="float" office:value="225711">
            <office:annotation draw:style-name="gr1" svg:height="0.614cm" draw:caption-point-y="0.073cm" svg:width="1.332cm" svg:x="15.682cm" draw:caption-point-x="10.57cm" svg:y="91.768cm" draw:text-style-name="P1">
              <dc:creator>CDM</dc:creator>
              <dc:date>2014-12-12T00:00:00</dc:date>
              <text:p text:style-name="P1"><text:span text:style-name="T2">225621</text:span></text:p>
            </office:annotation>
            <text:p>225711</text:p>
          </table:table-cell>
          <table:table-cell table:formula="of:=SUM([.N15];[.N197])" ns41:value-type="float" table:style-name="TL Data" office:value-type="float" office:value="222894">
            <office:annotation draw:style-name="gr1" svg:height="0.614cm" draw:caption-point-y="0.073cm" svg:width="1.333cm" svg:x="17.456cm" draw:caption-point-x="10.571cm" svg:y="91.768cm" draw:text-style-name="P1">
              <dc:creator>CDM</dc:creator>
              <dc:date>2014-12-12T00:00:00</dc:date>
              <text:p text:style-name="P1"><text:span text:style-name="T3">222896</text:span></text:p>
              <text:p text:style-name="P1"><text:span text:style-name="T3"/></text:p>
            </office:annotation>
            <text:p>222894</text:p>
          </table:table-cell>
          <table:table-cell table:formula="of:=SUM([.O15];[.O197])" ns41:value-type="float" table:style-name="TL Data" office:value-type="float" office:value="2611">
            <text:p>2611</text:p>
          </table:table-cell>
          <table:table-cell table:formula="of:=SUM([.P15];[.P197])" ns41:value-type="float" table:style-name="TL Data" office:value-type="float" office:value="4110">
            <text:p>4110</text:p>
          </table:table-cell>
          <table:table-cell table:formula="of:=SUM([.Q15];[.Q197])" ns41:value-type="float" table:style-name="TL Data" office:value-type="float" office:value="433">
            <text:p>433</text:p>
          </table:table-cell>
          <table:table-cell table:formula="of:=SUM([.R15];[.R197])" ns41:value-type="float" table:style-name="TL Data" office:value-type="float" office:value="670">
            <text:p>670</text:p>
          </table:table-cell>
          <table:table-cell table:formula="of:=SUM([.S15];[.S197])" ns41:value-type="float" table:style-name="TL Data" office:value-type="float" office:value="279">
            <text:p>279</text:p>
          </table:table-cell>
          <table:table-cell table:formula="of:=SUM([.T15];[.T197])" ns41:value-type="float" table:style-name="TL Data" office:value-type="float" office:value="510">
            <text:p>510</text:p>
          </table:table-cell>
          <table:table-cell table:formula="of:=SUM([.U15];[.U197])" ns41:value-type="float" table:style-name="TL Data" office:value-type="float" office:value="5864">
            <text:p>5864</text:p>
          </table:table-cell>
          <table:table-cell table:formula="of:=SUM([.V15];[.V197])" ns41:value-type="float" table:style-name="TL Data" office:value-type="float" office:value="5326">
            <text:p>5326</text:p>
          </table:table-cell>
          <table:table-cell table:formula="of:=SUM([.W15];[.W197])" ns41:value-type="float" table:style-name="TL Data" office:value-type="float" office:value="6576">
            <text:p>6576</text:p>
          </table:table-cell>
          <table:table-cell table:formula="of:=SUM([.X15];[.X197])" ns41:value-type="float" table:style-name="TL Data" office:value-type="float" office:value="6506">
            <text:p>6506</text:p>
          </table:table-cell>
          <table:table-cell table:formula="of:=SUM([.Y15];[.Y197])" ns41:value-type="float" table:style-name="TL Data" office:value-type="float" office:value="234096">
            <text:p>234096</text:p>
          </table:table-cell>
          <table:table-cell table:formula="of:=SUM([.Z15];[.Z197])" ns41:value-type="float" table:style-name="TL Data" office:value-type="float" office:value="232332">
            <text:p>232332</text:p>
          </table:table-cell>
          <table:table-cell ns41:value-type="string" table:style-name="ce58" office:value-type="string">
            <text:p>VT</text:p>
          </table:table-cell>
          <table:table-cell ns41:value-type="string" table:style-name="ce58" office:value-type="string">
            <text:p>1879_10_H2</text:p>
          </table:table-cell>
          <table:table-cell ns41:value-type="float" table:style-name="ce63" office:value="62" office:value-type="float">
            <text:p>62</text:p>
          </table:table-cell>
          <table:table-cell ns41:value-type="float" table:style-name="ce63" office:value="63" office:value-type="float">
            <text:p>63</text:p>
          </table:table-cell>
          <table:table-cell ns41:value-type="string" table:style-name="ce58" office:value-type="string">
            <text:p>NB</text:p>
          </table:table-cell>
          <table:table-cell ns41:value-type="string" table:style-name="ce74" office:value-type="string">
            <text:p>35_0483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27" table:number-columns-repeated="24"/>
          <table:table-cell table:number-columns-repeated="998"/>
        </table:table-row>
        <table:table-row table:style-name="ro3">
          <table:table-cell table:style-name="ce13" table:number-columns-repeated="18"/>
          <table:table-cell table:style-name="ce14" table:number-columns-repeated="14"/>
          <table:table-cell table:number-columns-repeated="992"/>
        </table:table-row>
        <table:table-row table:style-name="ro3" table:number-rows-repeated="2">
          <table:table-cell table:style-name="ce14" table:number-columns-repeated="2"/>
          <table:table-cell table:style-name="ce27" table:number-columns-repeated="24"/>
          <table:table-cell table:number-columns-repeated="998"/>
        </table:table-row>
        <table:table-row table:style-name="ro3" table:number-rows-repeated="7">
          <table:table-cell table:style-name="ce14" table:number-columns-repeated="26"/>
          <table:table-cell table:number-columns-repeated="998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3:10</meta:creation-date>
    <dc:creator>Yamit</dc:creator>
    <dc:date>2004-08-30T15:20:29</dc:date>
    <meta:document-statistic meta:object-count="0" meta:cell-count="4899" meta:table-count="1"/>
    <meta:generator>ODFPY/1.3.0dev</meta:generator>
  </office:meta>
</office:document-meta>
</file>